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perational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m =</text:p>
          </table:table-cell>
          <table:table-cell office:value-type="float" office:value="0.44140000000000001" table:style-name="ce1">
            <text:p>0.441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INEAR SEARCH<text:s/></text:p>
          </table:table-cell>
          <table:table-cell table:number-columns-repeated="3" table:style-name="ce1"/>
          <table:table-cell office:value-type="string" table:style-name="ce1">
            <text:p>b =<text:s/></text:p>
          </table:table-cell>
          <table:table-cell office:value-type="float" office:value="23.94" table:style-name="ce1">
            <text:p>23.9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Measured</text:p>
          </table:table-cell>
          <table:table-cell office:value-type="string" table:style-name="ce1">
            <text:p>n^2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n)</text:p>
          </table:table-cell>
          <table:table-cell office:value-type="string" table:style-name="ce1">
            <text:p>Delt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0" table:formula="of:=[.B6]*[.B6]" table:style-name="ce1">
            <text:p>100</text:p>
          </table:table-cell>
          <table:table-cell office:value-type="float" office:value="28.353999999999999" table:formula="of:=([.G$2]*[.B6])+[.G$3]" table:style-name="ce1">
            <text:p>28.354</text:p>
          </table:table-cell>
          <table:table-cell office:value-type="float" office:value="10" table:formula="of:=[.B6]" table:style-name="ce1">
            <text:p>10</text:p>
          </table:table-cell>
          <table:table-cell office:value-type="float" office:value="18.353999999999999" table:formula="of:=ABS([.E6]-[.F6])" table:style-name="ce1">
            <text:p>18.35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400" table:formula="of:=[.B7]*[.B7]" table:style-name="ce1">
            <text:p>400</text:p>
          </table:table-cell>
          <table:table-cell office:value-type="float" office:value="32.768000000000001" table:formula="of:=([.G$2]*[.B7])+[.G$3]" table:style-name="ce1">
            <text:p>32.768</text:p>
          </table:table-cell>
          <table:table-cell office:value-type="float" office:value="20" table:formula="of:=[.B7]" table:style-name="ce1">
            <text:p>20</text:p>
          </table:table-cell>
          <table:table-cell office:value-type="float" office:value="12.768000000000001" table:formula="of:=ABS([.E7]-[.F7])" table:style-name="ce1">
            <text:p>12.76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900" table:formula="of:=[.B8]*[.B8]" table:style-name="ce1">
            <text:p>900</text:p>
          </table:table-cell>
          <table:table-cell office:value-type="float" office:value="37.182000000000002" table:formula="of:=([.G$2]*[.B8])+[.G$3]" table:style-name="ce1">
            <text:p>37.182</text:p>
          </table:table-cell>
          <table:table-cell office:value-type="float" office:value="30" table:formula="of:=[.B8]" table:style-name="ce1">
            <text:p>30</text:p>
          </table:table-cell>
          <table:table-cell office:value-type="float" office:value="7.1820000000000022" table:formula="of:=ABS([.E8]-[.F8])" table:style-name="ce1">
            <text:p>7.18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600" table:formula="of:=[.B9]*[.B9]" table:style-name="ce1">
            <text:p>1600</text:p>
          </table:table-cell>
          <table:table-cell office:value-type="float" office:value="41.596000000000004" table:formula="of:=([.G$2]*[.B9])+[.G$3]" table:style-name="ce1">
            <text:p>41.596</text:p>
          </table:table-cell>
          <table:table-cell office:value-type="float" office:value="40" table:formula="of:=[.B9]" table:style-name="ce1">
            <text:p>40</text:p>
          </table:table-cell>
          <table:table-cell office:value-type="float" office:value="1.5960000000000036" table:formula="of:=ABS([.E9]-[.F9])" table:style-name="ce1">
            <text:p>1.596</text:p>
          </table:table-cell>
          <table:table-cell/>
          <table:table-cell table:style-name="ce1">
            <draw:frame draw:z-index="1" draw:id="id0" draw:style-name="a0" draw:name="Chart 1" svg:x="0.23958in" svg:y="0.02083in" svg:width="6.58333in" svg:height="4.093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500" table:formula="of:=[.B10]*[.B10]" table:style-name="ce1">
            <text:p>2500</text:p>
          </table:table-cell>
          <table:table-cell office:value-type="float" office:value="46.010000000000005" table:formula="of:=([.G$2]*[.B10])+[.G$3]" table:style-name="ce1">
            <text:p>46.01</text:p>
          </table:table-cell>
          <table:table-cell office:value-type="float" office:value="50" table:formula="of:=[.B10]" table:style-name="ce1">
            <text:p>50</text:p>
          </table:table-cell>
          <table:table-cell office:value-type="float" office:value="3.9899999999999949" table:formula="of:=ABS([.E10]-[.F10])" table:style-name="ce1">
            <text:p>3.9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600" table:formula="of:=[.B11]*[.B11]" table:style-name="ce1">
            <text:p>3600</text:p>
          </table:table-cell>
          <table:table-cell office:value-type="float" office:value="50.424000000000007" table:formula="of:=([.G$2]*[.B11])+[.G$3]" table:style-name="ce1">
            <text:p>50.424</text:p>
          </table:table-cell>
          <table:table-cell office:value-type="float" office:value="60" table:formula="of:=[.B11]" table:style-name="ce1">
            <text:p>60</text:p>
          </table:table-cell>
          <table:table-cell office:value-type="float" office:value="9.5759999999999934" table:formula="of:=ABS([.E11]-[.F11])" table:style-name="ce1">
            <text:p>9.57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4900" table:formula="of:=[.B12]*[.B12]" table:style-name="ce1">
            <text:p>4900</text:p>
          </table:table-cell>
          <table:table-cell office:value-type="float" office:value="54.838000000000001" table:formula="of:=([.G$2]*[.B12])+[.G$3]" table:style-name="ce1">
            <text:p>54.838</text:p>
          </table:table-cell>
          <table:table-cell office:value-type="float" office:value="70" table:formula="of:=[.B12]" table:style-name="ce1">
            <text:p>70</text:p>
          </table:table-cell>
          <table:table-cell office:value-type="float" office:value="15.161999999999999" table:formula="of:=ABS([.E12]-[.F12])" table:style-name="ce1">
            <text:p>15.1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6400" table:formula="of:=[.B13]*[.B13]" table:style-name="ce1">
            <text:p>6400</text:p>
          </table:table-cell>
          <table:table-cell office:value-type="float" office:value="59.251999999999995" table:formula="of:=([.G$2]*[.B13])+[.G$3]" table:style-name="ce1">
            <text:p>59.252</text:p>
          </table:table-cell>
          <table:table-cell office:value-type="float" office:value="80" table:formula="of:=[.B13]" table:style-name="ce1">
            <text:p>80</text:p>
          </table:table-cell>
          <table:table-cell office:value-type="float" office:value="20.748000000000005" table:formula="of:=ABS([.E13]-[.F13])" table:style-name="ce1">
            <text:p>20.74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8100" table:formula="of:=[.B14]*[.B14]" table:style-name="ce1">
            <text:p>8100</text:p>
          </table:table-cell>
          <table:table-cell office:value-type="float" office:value="63.665999999999997" table:formula="of:=([.G$2]*[.B14])+[.G$3]" table:style-name="ce1">
            <text:p>63.666</text:p>
          </table:table-cell>
          <table:table-cell office:value-type="float" office:value="90" table:formula="of:=[.B14]" table:style-name="ce1">
            <text:p>90</text:p>
          </table:table-cell>
          <table:table-cell office:value-type="float" office:value="26.334000000000003" table:formula="of:=ABS([.E14]-[.F14])" table:style-name="ce1">
            <text:p>26.33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51" table:style-name="ce1">
            <text:p>51</text:p>
          </table:table-cell>
          <table:table-cell office:value-type="float" office:value="10000" table:formula="of:=[.B15]*[.B15]" table:style-name="ce1">
            <text:p>10000</text:p>
          </table:table-cell>
          <table:table-cell office:value-type="float" office:value="68.08" table:formula="of:=([.G$2]*[.B15])+[.G$3]" table:style-name="ce1">
            <text:p>68.08</text:p>
          </table:table-cell>
          <table:table-cell office:value-type="float" office:value="100" table:formula="of:=[.B15]" table:style-name="ce1">
            <text:p>100</text:p>
          </table:table-cell>
          <table:table-cell office:value-type="float" office:value="31.92" table:formula="of:=ABS([.E15]-[.F15])" table:style-name="ce1">
            <text:p>31.9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12100" table:formula="of:=[.B16]*[.B16]" table:style-name="ce1">
            <text:p>12100</text:p>
          </table:table-cell>
          <table:table-cell office:value-type="float" office:value="72.494" table:formula="of:=([.G$2]*[.B16])+[.G$3]" table:style-name="ce1">
            <text:p>72.494</text:p>
          </table:table-cell>
          <table:table-cell office:value-type="float" office:value="110" table:formula="of:=[.B16]" table:style-name="ce1">
            <text:p>110</text:p>
          </table:table-cell>
          <table:table-cell office:value-type="float" office:value="37.506" table:formula="of:=ABS([.E16]-[.F16])" table:style-name="ce1">
            <text:p>37.50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51" table:style-name="ce1">
            <text:p>51</text:p>
          </table:table-cell>
          <table:table-cell office:value-type="float" office:value="14400" table:formula="of:=[.B17]*[.B17]" table:style-name="ce1">
            <text:p>14400</text:p>
          </table:table-cell>
          <table:table-cell office:value-type="float" office:value="76.908000000000001" table:formula="of:=([.G$2]*[.B17])+[.G$3]" table:style-name="ce1">
            <text:p>76.908</text:p>
          </table:table-cell>
          <table:table-cell office:value-type="float" office:value="120" table:formula="of:=[.B17]" table:style-name="ce1">
            <text:p>120</text:p>
          </table:table-cell>
          <table:table-cell office:value-type="float" office:value="43.091999999999999" table:formula="of:=ABS([.E17]-[.F17])" table:style-name="ce1">
            <text:p>43.09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103" table:style-name="ce1">
            <text:p>103</text:p>
          </table:table-cell>
          <table:table-cell office:value-type="float" office:value="16900" table:formula="of:=[.B18]*[.B18]" table:style-name="ce1">
            <text:p>16900</text:p>
          </table:table-cell>
          <table:table-cell office:value-type="float" office:value="81.322000000000003" table:formula="of:=([.G$2]*[.B18])+[.G$3]" table:style-name="ce1">
            <text:p>81.322</text:p>
          </table:table-cell>
          <table:table-cell office:value-type="float" office:value="130" table:formula="of:=[.B18]" table:style-name="ce1">
            <text:p>130</text:p>
          </table:table-cell>
          <table:table-cell office:value-type="float" office:value="48.677999999999997" table:formula="of:=ABS([.E18]-[.F18])" table:style-name="ce1">
            <text:p>48.6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19600" table:formula="of:=[.B19]*[.B19]" table:style-name="ce1">
            <text:p>19600</text:p>
          </table:table-cell>
          <table:table-cell office:value-type="float" office:value="85.736000000000004" table:formula="of:=([.G$2]*[.B19])+[.G$3]" table:style-name="ce1">
            <text:p>85.736</text:p>
          </table:table-cell>
          <table:table-cell office:value-type="float" office:value="140" table:formula="of:=[.B19]" table:style-name="ce1">
            <text:p>140</text:p>
          </table:table-cell>
          <table:table-cell office:value-type="float" office:value="54.263999999999996" table:formula="of:=ABS([.E19]-[.F19])" table:style-name="ce1">
            <text:p>54.26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22500" table:formula="of:=[.B20]*[.B20]" table:style-name="ce1">
            <text:p>22500</text:p>
          </table:table-cell>
          <table:table-cell office:value-type="float" office:value="90.15" table:formula="of:=([.G$2]*[.B20])+[.G$3]" table:style-name="ce1">
            <text:p>90.15</text:p>
          </table:table-cell>
          <table:table-cell office:value-type="float" office:value="150" table:formula="of:=[.B20]" table:style-name="ce1">
            <text:p>150</text:p>
          </table:table-cell>
          <table:table-cell office:value-type="float" office:value="59.849999999999994" table:formula="of:=ABS([.E20]-[.F20])" table:style-name="ce1">
            <text:p>59.8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115" table:style-name="ce1">
            <text:p>115</text:p>
          </table:table-cell>
          <table:table-cell office:value-type="float" office:value="25600" table:formula="of:=[.B21]*[.B21]" table:style-name="ce1">
            <text:p>25600</text:p>
          </table:table-cell>
          <table:table-cell office:value-type="float" office:value="94.563999999999993" table:formula="of:=([.G$2]*[.B21])+[.G$3]" table:style-name="ce1">
            <text:p>94.564</text:p>
          </table:table-cell>
          <table:table-cell office:value-type="float" office:value="160" table:formula="of:=[.B21]" table:style-name="ce1">
            <text:p>160</text:p>
          </table:table-cell>
          <table:table-cell office:value-type="float" office:value="65.436000000000007" table:formula="of:=ABS([.E21]-[.F21])" table:style-name="ce1">
            <text:p>65.43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142" table:style-name="ce1">
            <text:p>142</text:p>
          </table:table-cell>
          <table:table-cell office:value-type="float" office:value="28900" table:formula="of:=[.B22]*[.B22]" table:style-name="ce1">
            <text:p>28900</text:p>
          </table:table-cell>
          <table:table-cell office:value-type="float" office:value="98.977999999999994" table:formula="of:=([.G$2]*[.B22])+[.G$3]" table:style-name="ce1">
            <text:p>98.978</text:p>
          </table:table-cell>
          <table:table-cell office:value-type="float" office:value="170" table:formula="of:=[.B22]" table:style-name="ce1">
            <text:p>170</text:p>
          </table:table-cell>
          <table:table-cell office:value-type="float" office:value="71.022000000000006" table:formula="of:=ABS([.E22]-[.F22])" table:style-name="ce1">
            <text:p>71.0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54" table:style-name="ce1">
            <text:p>54</text:p>
          </table:table-cell>
          <table:table-cell office:value-type="float" office:value="32400" table:formula="of:=[.B23]*[.B23]" table:style-name="ce1">
            <text:p>32400</text:p>
          </table:table-cell>
          <table:table-cell office:value-type="float" office:value="103.392" table:formula="of:=([.G$2]*[.B23])+[.G$3]" table:style-name="ce1">
            <text:p>103.392</text:p>
          </table:table-cell>
          <table:table-cell office:value-type="float" office:value="180" table:formula="of:=[.B23]" table:style-name="ce1">
            <text:p>180</text:p>
          </table:table-cell>
          <table:table-cell office:value-type="float" office:value="76.608000000000004" table:formula="of:=ABS([.E23]-[.F23])" table:style-name="ce1">
            <text:p>76.60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float" office:value="36100" table:formula="of:=[.B24]*[.B24]" table:style-name="ce1">
            <text:p>36100</text:p>
          </table:table-cell>
          <table:table-cell office:value-type="float" office:value="107.806" table:formula="of:=([.G$2]*[.B24])+[.G$3]" table:style-name="ce1">
            <text:p>107.806</text:p>
          </table:table-cell>
          <table:table-cell office:value-type="float" office:value="190" table:formula="of:=[.B24]" table:style-name="ce1">
            <text:p>190</text:p>
          </table:table-cell>
          <table:table-cell office:value-type="float" office:value="82.194000000000003" table:formula="of:=ABS([.E24]-[.F24])" table:style-name="ce1">
            <text:p>82.19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111" table:style-name="ce1">
            <text:p>111</text:p>
          </table:table-cell>
          <table:table-cell office:value-type="float" office:value="40000" table:formula="of:=[.B25]*[.B25]" table:style-name="ce1">
            <text:p>40000</text:p>
          </table:table-cell>
          <table:table-cell office:value-type="float" office:value="112.22" table:formula="of:=([.G$2]*[.B25])+[.G$3]" table:style-name="ce1">
            <text:p>112.22</text:p>
          </table:table-cell>
          <table:table-cell office:value-type="float" office:value="200" table:formula="of:=[.B25]" table:style-name="ce1">
            <text:p>200</text:p>
          </table:table-cell>
          <table:table-cell office:value-type="float" office:value="87.78" table:formula="of:=ABS([.E25]-[.F25])" table:style-name="ce1">
            <text:p>87.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28" table:style-name="ce1">
            <text:p>28</text:p>
          </table:table-cell>
          <table:table-cell office:value-type="float" office:value="44100" table:formula="of:=[.B26]*[.B26]" table:style-name="ce1">
            <text:p>44100</text:p>
          </table:table-cell>
          <table:table-cell office:value-type="float" office:value="116.634" table:formula="of:=([.G$2]*[.B26])+[.G$3]" table:style-name="ce1">
            <text:p>116.634</text:p>
          </table:table-cell>
          <table:table-cell office:value-type="float" office:value="210" table:formula="of:=[.B26]" table:style-name="ce1">
            <text:p>210</text:p>
          </table:table-cell>
          <table:table-cell office:value-type="float" office:value="93.366" table:formula="of:=ABS([.E26]-[.F26])" table:style-name="ce1">
            <text:p>93.36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158" table:style-name="ce1">
            <text:p>158</text:p>
          </table:table-cell>
          <table:table-cell office:value-type="float" office:value="48400" table:formula="of:=[.B27]*[.B27]" table:style-name="ce1">
            <text:p>48400</text:p>
          </table:table-cell>
          <table:table-cell office:value-type="float" office:value="121.048" table:formula="of:=([.G$2]*[.B27])+[.G$3]" table:style-name="ce1">
            <text:p>121.048</text:p>
          </table:table-cell>
          <table:table-cell office:value-type="float" office:value="220" table:formula="of:=[.B27]" table:style-name="ce1">
            <text:p>220</text:p>
          </table:table-cell>
          <table:table-cell office:value-type="float" office:value="98.951999999999998" table:formula="of:=ABS([.E27]-[.F27])" table:style-name="ce1">
            <text:p>98.95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190" table:style-name="ce1">
            <text:p>190</text:p>
          </table:table-cell>
          <table:table-cell office:value-type="float" office:value="52900" table:formula="of:=[.B28]*[.B28]" table:style-name="ce1">
            <text:p>52900</text:p>
          </table:table-cell>
          <table:table-cell office:value-type="float" office:value="125.462" table:formula="of:=([.G$2]*[.B28])+[.G$3]" table:style-name="ce1">
            <text:p>125.462</text:p>
          </table:table-cell>
          <table:table-cell office:value-type="float" office:value="230" table:formula="of:=[.B28]" table:style-name="ce1">
            <text:p>230</text:p>
          </table:table-cell>
          <table:table-cell office:value-type="float" office:value="104.538" table:formula="of:=ABS([.E28]-[.F28])" table:style-name="ce1">
            <text:p>104.53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33" table:style-name="ce1">
            <text:p>33</text:p>
          </table:table-cell>
          <table:table-cell office:value-type="float" office:value="57600" table:formula="of:=[.B29]*[.B29]" table:style-name="ce1">
            <text:p>57600</text:p>
          </table:table-cell>
          <table:table-cell office:value-type="float" office:value="129.876" table:formula="of:=([.G$2]*[.B29])+[.G$3]" table:style-name="ce1">
            <text:p>129.876</text:p>
          </table:table-cell>
          <table:table-cell office:value-type="float" office:value="240" table:formula="of:=[.B29]" table:style-name="ce1">
            <text:p>240</text:p>
          </table:table-cell>
          <table:table-cell office:value-type="float" office:value="110.124" table:formula="of:=ABS([.E29]-[.F29])" table:style-name="ce1">
            <text:p>110.12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68" table:style-name="ce1">
            <text:p>68</text:p>
          </table:table-cell>
          <table:table-cell office:value-type="float" office:value="62500" table:formula="of:=[.B30]*[.B30]" table:style-name="ce1">
            <text:p>62500</text:p>
          </table:table-cell>
          <table:table-cell office:value-type="float" office:value="134.29000000000002" table:formula="of:=([.G$2]*[.B30])+[.G$3]" table:style-name="ce1">
            <text:p>134.29</text:p>
          </table:table-cell>
          <table:table-cell office:value-type="float" office:value="250" table:formula="of:=[.B30]" table:style-name="ce1">
            <text:p>250</text:p>
          </table:table-cell>
          <table:table-cell office:value-type="float" office:value="115.70999999999998" table:formula="of:=ABS([.E30]-[.F30])" table:style-name="ce1">
            <text:p>115.7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m=</text:p>
          </table:table-cell>
          <table:table-cell office:value-type="float" office:value="0.4405" table:style-name="ce1">
            <text:p>0.440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INARY SEARCH</text:p>
          </table:table-cell>
          <table:table-cell table:number-columns-repeated="2" table:style-name="ce1"/>
          <table:table-cell office:value-type="string" table:style-name="ce1">
            <text:p>b=</text:p>
          </table:table-cell>
          <table:table-cell office:value-type="float" office:value="3.1638000000000002" table:style-name="ce1">
            <text:p>3.163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Measured</text:p>
          </table:table-cell>
          <table:table-cell office:value-type="string" table:style-name="ce1">
            <text:p>ln(n)</text:p>
          </table:table-cell>
          <table:table-cell office:value-type="string" table:style-name="ce1">
            <text:p>f(n)</text:p>
          </table:table-cell>
          <table:table-cell office:value-type="string" table:style-name="ce1">
            <text:p>O(logn)</text:p>
          </table:table-cell>
          <table:table-cell office:value-type="string" table:style-name="ce1">
            <text:p>Delta</text:p>
          </table:table-cell>
          <table:table-cell/>
          <table:table-cell table:style-name="ce1">
            <draw:frame draw:z-index="2" draw:id="id1" draw:style-name="a1" draw:name="Chart 2" svg:x="0.29167in" svg:y="0.10417in" svg:width="6.58333in" svg:height="4.51042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2.3025850929940459" table:formula="of:=LN([.B35])" table:style-name="ce1">
            <text:p>2.302585093</text:p>
          </table:table-cell>
          <table:table-cell office:value-type="float" office:value="4.178088733463877" table:formula="of:=([.F$32]*[.D35])+[.F$33]" table:style-name="ce1">
            <text:p>4.178088733</text:p>
          </table:table-cell>
          <table:table-cell office:value-type="float" office:value="3.3219280948873626" table:formula="of:=LOG([.B35];2)" table:style-name="ce1">
            <text:p>3.321928095</text:p>
          </table:table-cell>
          <table:table-cell office:value-type="float" office:value="0.85616063857651437" table:formula="of:=ABS([.E35]-[.F35])" table:style-name="ce1">
            <text:p>0.8561606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2.9957322735539909" table:formula="of:=LN([.B36])" table:style-name="ce1">
            <text:p>2.995732274</text:p>
          </table:table-cell>
          <table:table-cell office:value-type="float" office:value="4.4834200665005328" table:formula="of:=([.F$32]*[.D36])+[.F$33]" table:style-name="ce1">
            <text:p>4.483420067</text:p>
          </table:table-cell>
          <table:table-cell office:value-type="float" office:value="4.3219280948873626" table:formula="of:=LOG([.B36];2)" table:style-name="ce1">
            <text:p>4.321928095</text:p>
          </table:table-cell>
          <table:table-cell office:value-type="float" office:value="0.16149197161317019" table:formula="of:=ABS([.E36]-[.F36])" table:style-name="ce1">
            <text:p>0.16149197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3.4011973816621555" table:formula="of:=LN([.B37])" table:style-name="ce1">
            <text:p>3.401197382</text:p>
          </table:table-cell>
          <table:table-cell office:value-type="float" office:value="4.6620274466221794" table:formula="of:=([.F$32]*[.D37])+[.F$33]" table:style-name="ce1">
            <text:p>4.662027447</text:p>
          </table:table-cell>
          <table:table-cell office:value-type="float" office:value="4.9068905956085187" table:formula="of:=LOG([.B37];2)" table:style-name="ce1">
            <text:p>4.906890596</text:p>
          </table:table-cell>
          <table:table-cell office:value-type="float" office:value="0.24486314898633932" table:formula="of:=ABS([.E37]-[.F37])" table:style-name="ce1">
            <text:p>0.24486314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3.6888794541139363" table:formula="of:=LN([.B38])" table:style-name="ce1">
            <text:p>3.688879454</text:p>
          </table:table-cell>
          <table:table-cell office:value-type="float" office:value="4.7887513995371886" table:formula="of:=([.F$32]*[.D38])+[.F$33]" table:style-name="ce1">
            <text:p>4.7887514</text:p>
          </table:table-cell>
          <table:table-cell office:value-type="float" office:value="5.3219280948873626" table:formula="of:=LOG([.B38];2)" table:style-name="ce1">
            <text:p>5.321928095</text:p>
          </table:table-cell>
          <table:table-cell office:value-type="float" office:value="0.53317669535017398" table:formula="of:=ABS([.E38]-[.F38])" table:style-name="ce1">
            <text:p>0.53317669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3.912023005428146" table:formula="of:=LN([.B39])" table:style-name="ce1">
            <text:p>3.912023005</text:p>
          </table:table-cell>
          <table:table-cell office:value-type="float" office:value="4.8870461338910989" table:formula="of:=([.F$32]*[.D39])+[.F$33]" table:style-name="ce1">
            <text:p>4.887046134</text:p>
          </table:table-cell>
          <table:table-cell office:value-type="float" office:value="5.6438561897747244" table:formula="of:=LOG([.B39];2)" table:style-name="ce1">
            <text:p>5.64385619</text:p>
          </table:table-cell>
          <table:table-cell office:value-type="float" office:value="0.75681005588362549" table:formula="of:=ABS([.E39]-[.F39])" table:style-name="ce1">
            <text:p>0.7568100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4.0943445622221004" table:formula="of:=LN([.B40])" table:style-name="ce1">
            <text:p>4.094344562</text:p>
          </table:table-cell>
          <table:table-cell office:value-type="float" office:value="4.9673587796588352" table:formula="of:=([.F$32]*[.D40])+[.F$33]" table:style-name="ce1">
            <text:p>4.96735878</text:p>
          </table:table-cell>
          <table:table-cell office:value-type="float" office:value="5.9068905956085187" table:formula="of:=LOG([.B40];2)" table:style-name="ce1">
            <text:p>5.906890596</text:p>
          </table:table-cell>
          <table:table-cell office:value-type="float" office:value="0.93953181594968349" table:formula="of:=ABS([.E40]-[.F40])" table:style-name="ce1">
            <text:p>0.93953181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office:value-type="float" office:value="4.2484952420493594" table:formula="of:=LN([.B41])" table:style-name="ce1">
            <text:p>4.248495242</text:p>
          </table:table-cell>
          <table:table-cell office:value-type="float" office:value="5.0352621541227425" table:formula="of:=([.F$32]*[.D41])+[.F$33]" table:style-name="ce1">
            <text:p>5.035262154</text:p>
          </table:table-cell>
          <table:table-cell office:value-type="float" office:value="6.1292830169449672" table:formula="of:=LOG([.B41];2)" table:style-name="ce1">
            <text:p>6.129283017</text:p>
          </table:table-cell>
          <table:table-cell office:value-type="float" office:value="1.0940208628222248" table:formula="of:=ABS([.E41]-[.F41])" table:style-name="ce1">
            <text:p>1.09402086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4.3820266346738812" table:formula="of:=LN([.B42])" table:style-name="ce1">
            <text:p>4.382026635</text:p>
          </table:table-cell>
          <table:table-cell office:value-type="float" office:value="5.0940827325738454" table:formula="of:=([.F$32]*[.D42])+[.F$33]" table:style-name="ce1">
            <text:p>5.094082733</text:p>
          </table:table-cell>
          <table:table-cell office:value-type="float" office:value="6.3219280948873617" table:formula="of:=LOG([.B42];2)" table:style-name="ce1">
            <text:p>6.321928095</text:p>
          </table:table-cell>
          <table:table-cell office:value-type="float" office:value="1.2278453623135164" table:formula="of:=ABS([.E42]-[.F42])" table:style-name="ce1">
            <text:p>1.2278453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4.499809670330265" table:formula="of:=LN([.B43])" table:style-name="ce1">
            <text:p>4.49980967</text:p>
          </table:table-cell>
          <table:table-cell office:value-type="float" office:value="5.1459661597804818" table:formula="of:=([.F$32]*[.D43])+[.F$33]" table:style-name="ce1">
            <text:p>5.14596616</text:p>
          </table:table-cell>
          <table:table-cell office:value-type="float" office:value="6.4918530963296748" table:formula="of:=LOG([.B43];2)" table:style-name="ce1">
            <text:p>6.491853096</text:p>
          </table:table-cell>
          <table:table-cell office:value-type="float" office:value="1.345886936549193" table:formula="of:=ABS([.E43]-[.F43])" table:style-name="ce1">
            <text:p>1.34588693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4.6051701859880918" table:formula="of:=LN([.B44])" table:style-name="ce1">
            <text:p>4.605170186</text:p>
          </table:table-cell>
          <table:table-cell office:value-type="float" office:value="5.1923774669277547" table:formula="of:=([.F$32]*[.D44])+[.F$33]" table:style-name="ce1">
            <text:p>5.192377467</text:p>
          </table:table-cell>
          <table:table-cell office:value-type="float" office:value="6.6438561897747253" table:formula="of:=LOG([.B44];2)" table:style-name="ce1">
            <text:p>6.64385619</text:p>
          </table:table-cell>
          <table:table-cell office:value-type="float" office:value="1.4514787228469705" table:formula="of:=ABS([.E44]-[.F44])" table:style-name="ce1">
            <text:p>1.4514787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float" office:value="7" table:style-name="ce1">
            <text:p>7</text:p>
          </table:table-cell>
          <table:table-cell office:value-type="float" office:value="4.7004803657924166" table:formula="of:=LN([.B45])" table:style-name="ce1">
            <text:p>4.700480366</text:p>
          </table:table-cell>
          <table:table-cell office:value-type="float" office:value="5.2343616011315595" table:formula="of:=([.F$32]*[.D45])+[.F$33]" table:style-name="ce1">
            <text:p>5.234361601</text:p>
          </table:table-cell>
          <table:table-cell office:value-type="float" office:value="6.7813597135246599" table:formula="of:=LOG([.B45];2)" table:style-name="ce1">
            <text:p>6.781359714</text:p>
          </table:table-cell>
          <table:table-cell office:value-type="float" office:value="1.5469981123931005" table:formula="of:=ABS([.E45]-[.F45])" table:style-name="ce1">
            <text:p>1.5469981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4.7874917427820458" table:formula="of:=LN([.B46])" table:style-name="ce1">
            <text:p>4.787491743</text:p>
          </table:table-cell>
          <table:table-cell office:value-type="float" office:value="5.272690112695491" table:formula="of:=([.F$32]*[.D46])+[.F$33]" table:style-name="ce1">
            <text:p>5.272690113</text:p>
          </table:table-cell>
          <table:table-cell office:value-type="float" office:value="6.9068905956085187" table:formula="of:=LOG([.B46];2)" table:style-name="ce1">
            <text:p>6.906890596</text:p>
          </table:table-cell>
          <table:table-cell office:value-type="float" office:value="1.6342004829130277" table:formula="of:=ABS([.E46]-[.F46])" table:style-name="ce1">
            <text:p>1.63420048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" table:style-name="ce1">
            <text:p>130</text:p>
          </table:table-cell>
          <table:table-cell office:value-type="float" office:value="5" table:style-name="ce1">
            <text:p>5</text:p>
          </table:table-cell>
          <table:table-cell office:value-type="float" office:value="4.8675344504555822" table:formula="of:=LN([.B47])" table:style-name="ce1">
            <text:p>4.86753445</text:p>
          </table:table-cell>
          <table:table-cell office:value-type="float" office:value="5.3079489254256842" table:formula="of:=([.F$32]*[.D47])+[.F$33]" table:style-name="ce1">
            <text:p>5.307948925</text:p>
          </table:table-cell>
          <table:table-cell office:value-type="float" office:value="7.0223678130284544" table:formula="of:=LOG([.B47];2)" table:style-name="ce1">
            <text:p>7.022367813</text:p>
          </table:table-cell>
          <table:table-cell office:value-type="float" office:value="1.7144188876027702" table:formula="of:=ABS([.E47]-[.F47])" table:style-name="ce1">
            <text:p>1.71441888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" table:style-name="ce1">
            <text:p>140</text:p>
          </table:table-cell>
          <table:table-cell office:value-type="float" office:value="7" table:style-name="ce1">
            <text:p>7</text:p>
          </table:table-cell>
          <table:table-cell office:value-type="float" office:value="4.9416424226093039" table:formula="of:=LN([.B48])" table:style-name="ce1">
            <text:p>4.941642423</text:p>
          </table:table-cell>
          <table:table-cell office:value-type="float" office:value="5.3405934871593992" table:formula="of:=([.F$32]*[.D48])+[.F$33]" table:style-name="ce1">
            <text:p>5.340593487</text:p>
          </table:table-cell>
          <table:table-cell office:value-type="float" office:value="7.1292830169449664" table:formula="of:=LOG([.B48];2)" table:style-name="ce1">
            <text:p>7.129283017</text:p>
          </table:table-cell>
          <table:table-cell office:value-type="float" office:value="1.7886895297855672" table:formula="of:=ABS([.E48]-[.F48])" table:style-name="ce1">
            <text:p>1.7886895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" table:style-name="ce1">
            <text:p>150</text:p>
          </table:table-cell>
          <table:table-cell office:value-type="float" office:value="7" table:style-name="ce1">
            <text:p>7</text:p>
          </table:table-cell>
          <table:table-cell office:value-type="float" office:value="5.0106352940962555" table:formula="of:=LN([.B49])" table:style-name="ce1">
            <text:p>5.010635294</text:p>
          </table:table-cell>
          <table:table-cell office:value-type="float" office:value="5.3709848470494013" table:formula="of:=([.F$32]*[.D49])+[.F$33]" table:style-name="ce1">
            <text:p>5.370984847</text:p>
          </table:table-cell>
          <table:table-cell office:value-type="float" office:value="7.2288186904958804" table:formula="of:=LOG([.B49];2)" table:style-name="ce1">
            <text:p>7.22881869</text:p>
          </table:table-cell>
          <table:table-cell office:value-type="float" office:value="1.8578338434464792" table:formula="of:=ABS([.E49]-[.F49])" table:style-name="ce1">
            <text:p>1.85783384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" table:style-name="ce1">
            <text:p>160</text:p>
          </table:table-cell>
          <table:table-cell office:value-type="float" office:value="5" table:style-name="ce1">
            <text:p>5</text:p>
          </table:table-cell>
          <table:table-cell office:value-type="float" office:value="5.0751738152338266" table:formula="of:=LN([.B50])" table:style-name="ce1">
            <text:p>5.075173815</text:p>
          </table:table-cell>
          <table:table-cell office:value-type="float" office:value="5.3994140656105003" table:formula="of:=([.F$32]*[.D50])+[.F$33]" table:style-name="ce1">
            <text:p>5.399414066</text:p>
          </table:table-cell>
          <table:table-cell office:value-type="float" office:value="7.3219280948873617" table:formula="of:=LOG([.B50];2)" table:style-name="ce1">
            <text:p>7.321928095</text:p>
          </table:table-cell>
          <table:table-cell office:value-type="float" office:value="1.9225140292768614" table:formula="of:=ABS([.E50]-[.F50])" table:style-name="ce1">
            <text:p>1.92251402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" table:style-name="ce1">
            <text:p>170</text:p>
          </table:table-cell>
          <table:table-cell office:value-type="float" office:value="4" table:style-name="ce1">
            <text:p>4</text:p>
          </table:table-cell>
          <table:table-cell office:value-type="float" office:value="5.1357984370502621" table:formula="of:=LN([.B51])" table:style-name="ce1">
            <text:p>5.135798437</text:p>
          </table:table-cell>
          <table:table-cell office:value-type="float" office:value="5.4261192115206409" table:formula="of:=([.F$32]*[.D51])+[.F$33]" table:style-name="ce1">
            <text:p>5.426119212</text:p>
          </table:table-cell>
          <table:table-cell office:value-type="float" office:value="7.4093909361377026" table:formula="of:=LOG([.B51];2)" table:style-name="ce1">
            <text:p>7.409390936</text:p>
          </table:table-cell>
          <table:table-cell office:value-type="float" office:value="1.9832717246170617" table:formula="of:=ABS([.E51]-[.F51])" table:style-name="ce1">
            <text:p>1.98327172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5.1929568508902104" table:formula="of:=LN([.B52])" table:style-name="ce1">
            <text:p>5.192956851</text:p>
          </table:table-cell>
          <table:table-cell office:value-type="float" office:value="5.4512974928171385" table:formula="of:=([.F$32]*[.D52])+[.F$33]" table:style-name="ce1">
            <text:p>5.451297493</text:p>
          </table:table-cell>
          <table:table-cell office:value-type="float" office:value="7.4918530963296748" table:formula="of:=LOG([.B52];2)" table:style-name="ce1">
            <text:p>7.491853096</text:p>
          </table:table-cell>
          <table:table-cell office:value-type="float" office:value="2.0405556035125363" table:formula="of:=ABS([.E52]-[.F52])" table:style-name="ce1">
            <text:p>2.04055560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" table:style-name="ce1">
            <text:p>190</text:p>
          </table:table-cell>
          <table:table-cell office:value-type="float" office:value="7" table:style-name="ce1">
            <text:p>7</text:p>
          </table:table-cell>
          <table:table-cell office:value-type="float" office:value="5.2470240721604862" table:formula="of:=LN([.B53])" table:style-name="ce1">
            <text:p>5.247024072</text:p>
          </table:table-cell>
          <table:table-cell office:value-type="float" office:value="5.4751141037866944" table:formula="of:=([.F$32]*[.D53])+[.F$33]" table:style-name="ce1">
            <text:p>5.475114104</text:p>
          </table:table-cell>
          <table:table-cell office:value-type="float" office:value="7.5698556083309478" table:formula="of:=LOG([.B53];2)" table:style-name="ce1">
            <text:p>7.569855608</text:p>
          </table:table-cell>
          <table:table-cell office:value-type="float" office:value="2.0947415045442535" table:formula="of:=ABS([.E53]-[.F53])" table:style-name="ce1">
            <text:p>2.09474150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5.2983173665480363" table:formula="of:=LN([.B54])" table:style-name="ce1">
            <text:p>5.298317367</text:p>
          </table:table-cell>
          <table:table-cell office:value-type="float" office:value="5.4977087999644105" table:formula="of:=([.F$32]*[.D54])+[.F$33]" table:style-name="ce1">
            <text:p>5.4977088</text:p>
          </table:table-cell>
          <table:table-cell office:value-type="float" office:value="7.6438561897747244" table:formula="of:=LOG([.B54];2)" table:style-name="ce1">
            <text:p>7.64385619</text:p>
          </table:table-cell>
          <table:table-cell office:value-type="float" office:value="2.1461473898103138" table:formula="of:=ABS([.E54]-[.F54])" table:style-name="ce1">
            <text:p>2.1461473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0" table:style-name="ce1">
            <text:p>210</text:p>
          </table:table-cell>
          <table:table-cell office:value-type="float" office:value="5" table:style-name="ce1">
            <text:p>5</text:p>
          </table:table-cell>
          <table:table-cell office:value-type="float" office:value="5.3471075307174685" table:formula="of:=LN([.B55])" table:style-name="ce1">
            <text:p>5.347107531</text:p>
          </table:table-cell>
          <table:table-cell office:value-type="float" office:value="5.5192008672810449" table:formula="of:=([.F$32]*[.D55])+[.F$33]" table:style-name="ce1">
            <text:p>5.519200867</text:p>
          </table:table-cell>
          <table:table-cell office:value-type="float" office:value="7.7142455176661224" table:formula="of:=LOG([.B55];2)" table:style-name="ce1">
            <text:p>7.714245518</text:p>
          </table:table-cell>
          <table:table-cell office:value-type="float" office:value="2.1950446503850776" table:formula="of:=ABS([.E55]-[.F55])" table:style-name="ce1">
            <text:p>2.195044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0" table:style-name="ce1">
            <text:p>220</text:p>
          </table:table-cell>
          <table:table-cell office:value-type="float" office:value="6" table:style-name="ce1">
            <text:p>6</text:p>
          </table:table-cell>
          <table:table-cell office:value-type="float" office:value="5.393627546352362" table:formula="of:=LN([.B56])" table:style-name="ce1">
            <text:p>5.393627546</text:p>
          </table:table-cell>
          <table:table-cell office:value-type="float" office:value="5.5396929341682153" table:formula="of:=([.F$32]*[.D56])+[.F$33]" table:style-name="ce1">
            <text:p>5.539692934</text:p>
          </table:table-cell>
          <table:table-cell office:value-type="float" office:value="7.7813597135246608" table:formula="of:=LOG([.B56];2)" table:style-name="ce1">
            <text:p>7.781359714</text:p>
          </table:table-cell>
          <table:table-cell office:value-type="float" office:value="2.2416667793564455" table:formula="of:=ABS([.E56]-[.F56])" table:style-name="ce1">
            <text:p>2.2416667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0" table:style-name="ce1">
            <text:p>230</text:p>
          </table:table-cell>
          <table:table-cell office:value-type="float" office:value="6" table:style-name="ce1">
            <text:p>6</text:p>
          </table:table-cell>
          <table:table-cell office:value-type="float" office:value="5.4380793089231956" table:formula="of:=LN([.B57])" table:style-name="ce1">
            <text:p>5.438079309</text:p>
          </table:table-cell>
          <table:table-cell office:value-type="float" office:value="5.5592739355806682" table:formula="of:=([.F$32]*[.D57])+[.F$33]" table:style-name="ce1">
            <text:p>5.559273936</text:p>
          </table:table-cell>
          <table:table-cell office:value-type="float" office:value="7.8454900509443757" table:formula="of:=LOG([.B57];2)" table:style-name="ce1">
            <text:p>7.845490051</text:p>
          </table:table-cell>
          <table:table-cell office:value-type="float" office:value="2.2862161153637075" table:formula="of:=ABS([.E57]-[.F57])" table:style-name="ce1">
            <text:p>2.2862161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0" table:style-name="ce1">
            <text:p>240</text:p>
          </table:table-cell>
          <table:table-cell office:value-type="float" office:value="7" table:style-name="ce1">
            <text:p>7</text:p>
          </table:table-cell>
          <table:table-cell office:value-type="float" office:value="5.4806389233419912" table:formula="of:=LN([.B58])" table:style-name="ce1">
            <text:p>5.480638923</text:p>
          </table:table-cell>
          <table:table-cell office:value-type="float" office:value="5.5780214457321478" table:formula="of:=([.F$32]*[.D58])+[.F$33]" table:style-name="ce1">
            <text:p>5.578021446</text:p>
          </table:table-cell>
          <table:table-cell office:value-type="float" office:value="7.9068905956085187" table:formula="of:=LOG([.B58];2)" table:style-name="ce1">
            <text:p>7.906890596</text:p>
          </table:table-cell>
          <table:table-cell office:value-type="float" office:value="2.3288691498763709" table:formula="of:=ABS([.E58]-[.F58])" table:style-name="ce1">
            <text:p>2.3288691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" table:style-name="ce1">
            <text:p>250</text:p>
          </table:table-cell>
          <table:table-cell office:value-type="float" office:value="4" table:style-name="ce1">
            <text:p>4</text:p>
          </table:table-cell>
          <table:table-cell office:value-type="float" office:value="5.521460917862246" table:formula="of:=LN([.B59])" table:style-name="ce1">
            <text:p>5.521460918</text:p>
          </table:table-cell>
          <table:table-cell office:value-type="float" office:value="5.596003534318319" table:formula="of:=([.F$32]*[.D59])+[.F$33]" table:style-name="ce1">
            <text:p>5.596003534</text:p>
          </table:table-cell>
          <table:table-cell office:value-type="float" office:value="7.965784284662087" table:formula="of:=LOG([.B59];2)" table:style-name="ce1">
            <text:p>7.965784285</text:p>
          </table:table-cell>
          <table:table-cell office:value-type="float" office:value="2.369780750343768" table:formula="of:=ABS([.E59]-[.F59])" table:style-name="ce1">
            <text:p>2.36978075</text:p>
          </table:table-cell>
          <table:table-cell table:number-columns-repeated="16377"/>
        </table:table-row>
        <table:table-row table:number-rows-repeated="1048517" table:style-name="ro1">
          <table:table-cell table:number-columns-repeated="16384"/>
        </table:table-row>
      </table:table>
      <table:table table:name="Timing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<text:s/>m =</text:p>
          </table:table-cell>
          <table:table-cell office:value-type="float" office:value="0.39269999999999999" table:style-name="ce1">
            <text:p>0.3927</text:p>
          </table:table-cell>
          <table:table-cell table:style-name="ce1"/>
          <table:table-cell office:value-type="string" table:style-name="ce1">
            <text:p>C =<text:s/></text:p>
          </table:table-cell>
          <table:table-cell office:value-type="float" office:value="0.8" table:style-name="ce1">
            <text:p>0.8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1">
            <text:p>LINEAR</text:p>
          </table:table-cell>
          <table:table-cell office:value-type="string" table:style-name="ce1">
            <text:p>b =</text:p>
          </table:table-cell>
          <table:table-cell office:value-type="float" office:value="141.38" table:style-name="ce1">
            <text:p>141.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measured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O(n)</text:p>
          </table:table-cell>
          <table:table-cell office:value-type="string" table:style-name="ce1">
            <text:p>Delta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00" table:formula="of:=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office:value-type="float" office:value="180.64999999999998" table:formula="of:=[.E$3]*[.B6] +[.E$4]" table:style-name="ce1">
            <text:p>180.65</text:p>
          </table:table-cell>
          <table:table-cell office:value-type="float" office:value="80" table:formula="of:=[.H$3]*[.B6]" table:style-name="ce1">
            <text:p>80</text:p>
          </table:table-cell>
          <table:table-cell office:value-type="float" office:value="19.350000000000023" table:formula="of:= ABS([.D6]-[.C6])" table:style-name="ce1">
            <text:p>19.35</text:p>
          </table:table-cell>
          <table:table-cell table:style-name="ce1"/>
          <table:table-cell table:style-name="ce1">
            <draw:frame draw:z-index="1" draw:id="id2" draw:style-name="a2" draw:name="Chart 1" svg:x="0.48958in" svg:y="0.125in" svg:width="7.38542in" svg:height="5.4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200" table:formula="of:=[.B6]+100" table:style-name="ce1">
            <text:p>200</text:p>
          </table:table-cell>
          <table:table-cell office:value-type="float" office:value="100" table:style-name="ce1">
            <text:p>100</text:p>
          </table:table-cell>
          <table:table-cell office:value-type="float" office:value="219.92" table:formula="of:=[.E$3]*[.B7] +[.E$4]" table:style-name="ce1">
            <text:p>219.92</text:p>
          </table:table-cell>
          <table:table-cell office:value-type="float" office:value="160" table:formula="of:=[.H$3]*[.B7]" table:style-name="ce1">
            <text:p>160</text:p>
          </table:table-cell>
          <table:table-cell office:value-type="float" office:value="119.91999999999999" table:formula="of:= ABS([.D7]-[.C7])" table:style-name="ce1">
            <text:p>119.92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00" table:formula="of:=[.B7]+100" table:style-name="ce1">
            <text:p>300</text:p>
          </table:table-cell>
          <table:table-cell office:value-type="float" office:value="400" table:style-name="ce1">
            <text:p>400</text:p>
          </table:table-cell>
          <table:table-cell office:value-type="float" office:value="259.19" table:formula="of:=[.E$3]*[.B8] +[.E$4]" table:style-name="ce1">
            <text:p>259.19</text:p>
          </table:table-cell>
          <table:table-cell office:value-type="float" office:value="240" table:formula="of:=[.H$3]*[.B8]" table:style-name="ce1">
            <text:p>240</text:p>
          </table:table-cell>
          <table:table-cell office:value-type="float" office:value="140.81" table:formula="of:= ABS([.D8]-[.C8])" table:style-name="ce1">
            <text:p>140.8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400" table:formula="of:=[.B8]+1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298.45999999999998" table:formula="of:=[.E$3]*[.B9] +[.E$4]" table:style-name="ce1">
            <text:p>298.46</text:p>
          </table:table-cell>
          <table:table-cell office:value-type="float" office:value="320" table:formula="of:=[.H$3]*[.B9]" table:style-name="ce1">
            <text:p>320</text:p>
          </table:table-cell>
          <table:table-cell office:value-type="float" office:value="101.54000000000002" table:formula="of:= ABS([.D9]-[.C9])" table:style-name="ce1">
            <text:p>101.5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500" table:formula="of:=[.B9]+1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337.73" table:formula="of:=[.E$3]*[.B10] +[.E$4]" table:style-name="ce1">
            <text:p>337.73</text:p>
          </table:table-cell>
          <table:table-cell office:value-type="float" office:value="400" table:formula="of:=[.H$3]*[.B10]" table:style-name="ce1">
            <text:p>400</text:p>
          </table:table-cell>
          <table:table-cell office:value-type="float" office:value="162.26999999999998" table:formula="of:= ABS([.D10]-[.C10])" table:style-name="ce1">
            <text:p>162.27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600" table:formula="of:=[.B10]+100" table:style-name="ce1">
            <text:p>600</text:p>
          </table:table-cell>
          <table:table-cell office:value-type="float" office:value="400" table:style-name="ce1">
            <text:p>400</text:p>
          </table:table-cell>
          <table:table-cell office:value-type="float" office:value="377" table:formula="of:=[.E$3]*[.B11] +[.E$4]" table:style-name="ce1">
            <text:p>377</text:p>
          </table:table-cell>
          <table:table-cell office:value-type="float" office:value="480" table:formula="of:=[.H$3]*[.B11]" table:style-name="ce1">
            <text:p>480</text:p>
          </table:table-cell>
          <table:table-cell office:value-type="float" office:value="23" table:formula="of:= ABS([.D11]-[.C11])" table:style-name="ce1">
            <text:p>2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700" table:formula="of:=[.B11]+100" table:style-name="ce1">
            <text:p>700</text:p>
          </table:table-cell>
          <table:table-cell office:value-type="float" office:value="500" table:style-name="ce1">
            <text:p>500</text:p>
          </table:table-cell>
          <table:table-cell office:value-type="float" office:value="416.27" table:formula="of:=[.E$3]*[.B12] +[.E$4]" table:style-name="ce1">
            <text:p>416.27</text:p>
          </table:table-cell>
          <table:table-cell office:value-type="float" office:value="560" table:formula="of:=[.H$3]*[.B12]" table:style-name="ce1">
            <text:p>560</text:p>
          </table:table-cell>
          <table:table-cell office:value-type="float" office:value="83.730000000000018" table:formula="of:= ABS([.D12]-[.C12])" table:style-name="ce1">
            <text:p>83.7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800" table:formula="of:=[.B12]+100" table:style-name="ce1">
            <text:p>800</text:p>
          </table:table-cell>
          <table:table-cell office:value-type="float" office:value="200" table:style-name="ce1">
            <text:p>200</text:p>
          </table:table-cell>
          <table:table-cell office:value-type="float" office:value="455.53999999999996" table:formula="of:=[.E$3]*[.B13] +[.E$4]" table:style-name="ce1">
            <text:p>455.54</text:p>
          </table:table-cell>
          <table:table-cell office:value-type="float" office:value="640" table:formula="of:=[.H$3]*[.B13]" table:style-name="ce1">
            <text:p>640</text:p>
          </table:table-cell>
          <table:table-cell office:value-type="float" office:value="255.53999999999996" table:formula="of:= ABS([.D13]-[.C13])" table:style-name="ce1">
            <text:p>255.5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900" table:formula="of:=[.B13]+100" table:style-name="ce1">
            <text:p>900</text:p>
          </table:table-cell>
          <table:table-cell office:value-type="float" office:value="200" table:style-name="ce1">
            <text:p>200</text:p>
          </table:table-cell>
          <table:table-cell office:value-type="float" office:value="494.81" table:formula="of:=[.E$3]*[.B14] +[.E$4]" table:style-name="ce1">
            <text:p>494.81</text:p>
          </table:table-cell>
          <table:table-cell office:value-type="float" office:value="720" table:formula="of:=[.H$3]*[.B14]" table:style-name="ce1">
            <text:p>720</text:p>
          </table:table-cell>
          <table:table-cell office:value-type="float" office:value="294.81" table:formula="of:= ABS([.D14]-[.C14])" table:style-name="ce1">
            <text:p>294.81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000" table:formula="of:=[.B14]+100" table:style-name="ce1">
            <text:p>1000</text:p>
          </table:table-cell>
          <table:table-cell office:value-type="float" office:value="200" table:style-name="ce1">
            <text:p>200</text:p>
          </table:table-cell>
          <table:table-cell office:value-type="float" office:value="534.07999999999993" table:formula="of:=[.E$3]*[.B15] +[.E$4]" table:style-name="ce1">
            <text:p>534.08</text:p>
          </table:table-cell>
          <table:table-cell office:value-type="float" office:value="800" table:formula="of:=[.H$3]*[.B15]" table:style-name="ce1">
            <text:p>800</text:p>
          </table:table-cell>
          <table:table-cell office:value-type="float" office:value="334.07999999999993" table:formula="of:= ABS([.D15]-[.C15])" table:style-name="ce1">
            <text:p>334.08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100" table:formula="of:=[.B15]+100" table:style-name="ce1">
            <text:p>1100</text:p>
          </table:table-cell>
          <table:table-cell office:value-type="float" office:value="800" table:style-name="ce1">
            <text:p>800</text:p>
          </table:table-cell>
          <table:table-cell office:value-type="float" office:value="573.34999999999991" table:formula="of:=[.E$3]*[.B16] +[.E$4]" table:style-name="ce1">
            <text:p>573.35</text:p>
          </table:table-cell>
          <table:table-cell office:value-type="float" office:value="880" table:formula="of:=[.H$3]*[.B16]" table:style-name="ce1">
            <text:p>880</text:p>
          </table:table-cell>
          <table:table-cell office:value-type="float" office:value="226.65000000000009" table:formula="of:= ABS([.D16]-[.C16])" table:style-name="ce1">
            <text:p>226.65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1200" table:formula="of:=[.B16]+100" table:style-name="ce1">
            <text:p>1200</text:p>
          </table:table-cell>
          <table:table-cell office:value-type="float" office:value="500" table:style-name="ce1">
            <text:p>500</text:p>
          </table:table-cell>
          <table:table-cell office:value-type="float" office:value="612.62" table:formula="of:=[.E$3]*[.B17] +[.E$4]" table:style-name="ce1">
            <text:p>612.62</text:p>
          </table:table-cell>
          <table:table-cell office:value-type="float" office:value="960" table:formula="of:=[.H$3]*[.B17]" table:style-name="ce1">
            <text:p>960</text:p>
          </table:table-cell>
          <table:table-cell office:value-type="float" office:value="112.62" table:formula="of:= ABS([.D17]-[.C17])" table:style-name="ce1">
            <text:p>112.6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300" table:formula="of:=[.B17]+100" table:style-name="ce1">
            <text:p>1300</text:p>
          </table:table-cell>
          <table:table-cell office:value-type="float" office:value="200" table:style-name="ce1">
            <text:p>200</text:p>
          </table:table-cell>
          <table:table-cell office:value-type="float" office:value="651.89" table:formula="of:=[.E$3]*[.B18] +[.E$4]" table:style-name="ce1">
            <text:p>651.89</text:p>
          </table:table-cell>
          <table:table-cell office:value-type="float" office:value="1040" table:formula="of:=[.H$3]*[.B18]" table:style-name="ce1">
            <text:p>1040</text:p>
          </table:table-cell>
          <table:table-cell office:value-type="float" office:value="451.89" table:formula="of:= ABS([.D18]-[.C18])" table:style-name="ce1">
            <text:p>451.8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400" table:formula="of:=[.B18]+100" table:style-name="ce1">
            <text:p>1400</text:p>
          </table:table-cell>
          <table:table-cell office:value-type="float" office:value="1400" table:style-name="ce1">
            <text:p>1400</text:p>
          </table:table-cell>
          <table:table-cell office:value-type="float" office:value="691.16" table:formula="of:=[.E$3]*[.B19] +[.E$4]" table:style-name="ce1">
            <text:p>691.16</text:p>
          </table:table-cell>
          <table:table-cell office:value-type="float" office:value="1120" table:formula="of:=[.H$3]*[.B19]" table:style-name="ce1">
            <text:p>1120</text:p>
          </table:table-cell>
          <table:table-cell office:value-type="float" office:value="708.84" table:formula="of:= ABS([.D19]-[.C19])" table:style-name="ce1">
            <text:p>708.8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500" table:formula="of:=[.B19]+100" table:style-name="ce1">
            <text:p>1500</text:p>
          </table:table-cell>
          <table:table-cell office:value-type="float" office:value="1400" table:style-name="ce1">
            <text:p>1400</text:p>
          </table:table-cell>
          <table:table-cell office:value-type="float" office:value="730.43" table:formula="of:=[.E$3]*[.B20] +[.E$4]" table:style-name="ce1">
            <text:p>730.43</text:p>
          </table:table-cell>
          <table:table-cell office:value-type="float" office:value="1200" table:formula="of:=[.H$3]*[.B20]" table:style-name="ce1">
            <text:p>1200</text:p>
          </table:table-cell>
          <table:table-cell office:value-type="float" office:value="669.57" table:formula="of:= ABS([.D20]-[.C20])" table:style-name="ce1">
            <text:p>669.5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" table:formula="of:=[.B20]+100" table:style-name="ce1">
            <text:p>1600</text:p>
          </table:table-cell>
          <table:table-cell office:value-type="float" office:value="400" table:style-name="ce1">
            <text:p>400</text:p>
          </table:table-cell>
          <table:table-cell office:value-type="float" office:value="769.69999999999993" table:formula="of:=[.E$3]*[.B21] +[.E$4]" table:style-name="ce1">
            <text:p>769.7</text:p>
          </table:table-cell>
          <table:table-cell office:value-type="float" office:value="1280" table:formula="of:=[.H$3]*[.B21]" table:style-name="ce1">
            <text:p>1280</text:p>
          </table:table-cell>
          <table:table-cell office:value-type="float" office:value="369.69999999999993" table:formula="of:= ABS([.D21]-[.C21])" table:style-name="ce1">
            <text:p>369.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700" table:formula="of:=[.B21]+100" table:style-name="ce1">
            <text:p>1700</text:p>
          </table:table-cell>
          <table:table-cell office:value-type="float" office:value="1500" table:style-name="ce1">
            <text:p>1500</text:p>
          </table:table-cell>
          <table:table-cell office:value-type="float" office:value="808.97" table:formula="of:=[.E$3]*[.B22] +[.E$4]" table:style-name="ce1">
            <text:p>808.97</text:p>
          </table:table-cell>
          <table:table-cell office:value-type="float" office:value="1360" table:formula="of:=[.H$3]*[.B22]" table:style-name="ce1">
            <text:p>1360</text:p>
          </table:table-cell>
          <table:table-cell office:value-type="float" office:value="691.03" table:formula="of:= ABS([.D22]-[.C22])" table:style-name="ce1">
            <text:p>691.0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800" table:formula="of:=[.B22]+100" table:style-name="ce1">
            <text:p>1800</text:p>
          </table:table-cell>
          <table:table-cell office:value-type="float" office:value="1300" table:style-name="ce1">
            <text:p>1300</text:p>
          </table:table-cell>
          <table:table-cell office:value-type="float" office:value="848.24" table:formula="of:=[.E$3]*[.B23] +[.E$4]" table:style-name="ce1">
            <text:p>848.24</text:p>
          </table:table-cell>
          <table:table-cell office:value-type="float" office:value="1440" table:formula="of:=[.H$3]*[.B23]" table:style-name="ce1">
            <text:p>1440</text:p>
          </table:table-cell>
          <table:table-cell office:value-type="float" office:value="451.76" table:formula="of:= ABS([.D23]-[.C23])" table:style-name="ce1">
            <text:p>451.7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900" table:formula="of:=[.B23]+100" table:style-name="ce1">
            <text:p>1900</text:p>
          </table:table-cell>
          <table:table-cell office:value-type="float" office:value="600" table:style-name="ce1">
            <text:p>600</text:p>
          </table:table-cell>
          <table:table-cell office:value-type="float" office:value="887.51" table:formula="of:=[.E$3]*[.B24] +[.E$4]" table:style-name="ce1">
            <text:p>887.51</text:p>
          </table:table-cell>
          <table:table-cell office:value-type="float" office:value="1520" table:formula="of:=[.H$3]*[.B24]" table:style-name="ce1">
            <text:p>1520</text:p>
          </table:table-cell>
          <table:table-cell office:value-type="float" office:value="287.51" table:formula="of:= ABS([.D24]-[.C24])" table:style-name="ce1">
            <text:p>287.51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000" table:formula="of:=[.B24]+100" table:style-name="ce1">
            <text:p>2000</text:p>
          </table:table-cell>
          <table:table-cell office:value-type="float" office:value="700" table:style-name="ce1">
            <text:p>700</text:p>
          </table:table-cell>
          <table:table-cell office:value-type="float" office:value="926.78" table:formula="of:=[.E$3]*[.B25] +[.E$4]" table:style-name="ce1">
            <text:p>926.78</text:p>
          </table:table-cell>
          <table:table-cell office:value-type="float" office:value="1600" table:formula="of:=[.H$3]*[.B25]" table:style-name="ce1">
            <text:p>1600</text:p>
          </table:table-cell>
          <table:table-cell office:value-type="float" office:value="226.77999999999997" table:formula="of:= ABS([.D25]-[.C25])" table:style-name="ce1">
            <text:p>226.7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100" table:formula="of:=[.B25]+100" table:style-name="ce1">
            <text:p>2100</text:p>
          </table:table-cell>
          <table:table-cell office:value-type="float" office:value="1200" table:style-name="ce1">
            <text:p>1200</text:p>
          </table:table-cell>
          <table:table-cell office:value-type="float" office:value="966.05" table:formula="of:=[.E$3]*[.B26] +[.E$4]" table:style-name="ce1">
            <text:p>966.05</text:p>
          </table:table-cell>
          <table:table-cell office:value-type="float" office:value="1680" table:formula="of:=[.H$3]*[.B26]" table:style-name="ce1">
            <text:p>1680</text:p>
          </table:table-cell>
          <table:table-cell office:value-type="float" office:value="233.95000000000005" table:formula="of:= ABS([.D26]-[.C26])" table:style-name="ce1">
            <text:p>233.95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200" table:formula="of:=[.B26]+100" table:style-name="ce1">
            <text:p>2200</text:p>
          </table:table-cell>
          <table:table-cell office:value-type="float" office:value="600" table:style-name="ce1">
            <text:p>600</text:p>
          </table:table-cell>
          <table:table-cell office:value-type="float" office:value="1005.3199999999999" table:formula="of:=[.E$3]*[.B27] +[.E$4]" table:style-name="ce1">
            <text:p>1005.32</text:p>
          </table:table-cell>
          <table:table-cell office:value-type="float" office:value="1760" table:formula="of:=[.H$3]*[.B27]" table:style-name="ce1">
            <text:p>1760</text:p>
          </table:table-cell>
          <table:table-cell office:value-type="float" office:value="405.31999999999994" table:formula="of:= ABS([.D27]-[.C27])" table:style-name="ce1">
            <text:p>405.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300" table:formula="of:=[.B27]+100" table:style-name="ce1">
            <text:p>2300</text:p>
          </table:table-cell>
          <table:table-cell office:value-type="float" office:value="200" table:style-name="ce1">
            <text:p>200</text:p>
          </table:table-cell>
          <table:table-cell office:value-type="float" office:value="1044.5900000000001" table:formula="of:=[.E$3]*[.B28] +[.E$4]" table:style-name="ce1">
            <text:p>1044.59</text:p>
          </table:table-cell>
          <table:table-cell office:value-type="float" office:value="1840" table:formula="of:=[.H$3]*[.B28]" table:style-name="ce1">
            <text:p>1840</text:p>
          </table:table-cell>
          <table:table-cell office:value-type="float" office:value="844.59000000000015" table:formula="of:= ABS([.D28]-[.C28])" table:style-name="ce1">
            <text:p>844.59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400" table:formula="of:=[.B28]+100" table:style-name="ce1">
            <text:p>2400</text:p>
          </table:table-cell>
          <table:table-cell office:value-type="float" office:value="700" table:style-name="ce1">
            <text:p>700</text:p>
          </table:table-cell>
          <table:table-cell office:value-type="float" office:value="1083.8600000000001" table:formula="of:=[.E$3]*[.B29] +[.E$4]" table:style-name="ce1">
            <text:p>1083.86</text:p>
          </table:table-cell>
          <table:table-cell office:value-type="float" office:value="1920" table:formula="of:=[.H$3]*[.B29]" table:style-name="ce1">
            <text:p>1920</text:p>
          </table:table-cell>
          <table:table-cell office:value-type="float" office:value="383.86000000000013" table:formula="of:= ABS([.D29]-[.C29])" table:style-name="ce1">
            <text:p>383.8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500" table:formula="of:=[.B29]+100" table:style-name="ce1">
            <text:p>2500</text:p>
          </table:table-cell>
          <table:table-cell office:value-type="float" office:value="900" table:style-name="ce1">
            <text:p>900</text:p>
          </table:table-cell>
          <table:table-cell office:value-type="float" office:value="1123.1300000000001" table:formula="of:=[.E$3]*[.B30] +[.E$4]" table:style-name="ce1">
            <text:p>1123.13</text:p>
          </table:table-cell>
          <table:table-cell office:value-type="float" office:value="2000" table:formula="of:=[.H$3]*[.B30]" table:style-name="ce1">
            <text:p>2000</text:p>
          </table:table-cell>
          <table:table-cell office:value-type="float" office:value="223.13000000000011" table:formula="of:= ABS([.D30]-[.C30])" table:style-name="ce1">
            <text:p>223.1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600" table:formula="of:=[.B30]+100" table:style-name="ce1">
            <text:p>2600</text:p>
          </table:table-cell>
          <table:table-cell office:value-type="float" office:value="800" table:style-name="ce1">
            <text:p>800</text:p>
          </table:table-cell>
          <table:table-cell office:value-type="float" office:value="1162.4000000000001" table:formula="of:=[.E$3]*[.B31] +[.E$4]" table:style-name="ce1">
            <text:p>1162.4</text:p>
          </table:table-cell>
          <table:table-cell office:value-type="float" office:value="2080" table:formula="of:=[.H$3]*[.B31]" table:style-name="ce1">
            <text:p>2080</text:p>
          </table:table-cell>
          <table:table-cell office:value-type="float" office:value="362.40000000000009" table:formula="of:= ABS([.D31]-[.C31])" table:style-name="ce1">
            <text:p>362.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700" table:formula="of:=[.B31]+100" table:style-name="ce1">
            <text:p>2700</text:p>
          </table:table-cell>
          <table:table-cell office:value-type="float" office:value="700" table:style-name="ce1">
            <text:p>700</text:p>
          </table:table-cell>
          <table:table-cell office:value-type="float" office:value="1201.67" table:formula="of:=[.E$3]*[.B32] +[.E$4]" table:style-name="ce1">
            <text:p>1201.67</text:p>
          </table:table-cell>
          <table:table-cell office:value-type="float" office:value="2160" table:formula="of:=[.H$3]*[.B32]" table:style-name="ce1">
            <text:p>2160</text:p>
          </table:table-cell>
          <table:table-cell office:value-type="float" office:value="501.67000000000007" table:formula="of:= ABS([.D32]-[.C32])" table:style-name="ce1">
            <text:p>501.67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2800" table:formula="of:=[.B32]+100" table:style-name="ce1">
            <text:p>2800</text:p>
          </table:table-cell>
          <table:table-cell office:value-type="float" office:value="1700" table:style-name="ce1">
            <text:p>1700</text:p>
          </table:table-cell>
          <table:table-cell office:value-type="float" office:value="1240.94" table:formula="of:=[.E$3]*[.B33] +[.E$4]" table:style-name="ce1">
            <text:p>1240.94</text:p>
          </table:table-cell>
          <table:table-cell office:value-type="float" office:value="2240" table:formula="of:=[.H$3]*[.B33]" table:style-name="ce1">
            <text:p>2240</text:p>
          </table:table-cell>
          <table:table-cell office:value-type="float" office:value="459.05999999999995" table:formula="of:= ABS([.D33]-[.C33])" table:style-name="ce1">
            <text:p>459.0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2900" table:formula="of:=[.B33]+100" table:style-name="ce1">
            <text:p>2900</text:p>
          </table:table-cell>
          <table:table-cell office:value-type="float" office:value="2300" table:style-name="ce1">
            <text:p>2300</text:p>
          </table:table-cell>
          <table:table-cell office:value-type="float" office:value="1280.21" table:formula="of:=[.E$3]*[.B34] +[.E$4]" table:style-name="ce1">
            <text:p>1280.21</text:p>
          </table:table-cell>
          <table:table-cell office:value-type="float" office:value="2320" table:formula="of:=[.H$3]*[.B34]" table:style-name="ce1">
            <text:p>2320</text:p>
          </table:table-cell>
          <table:table-cell office:value-type="float" office:value="1019.79" table:formula="of:= ABS([.D34]-[.C34])" table:style-name="ce1">
            <text:p>1019.79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3000" table:formula="of:=[.B34]+100" table:style-name="ce1">
            <text:p>3000</text:p>
          </table:table-cell>
          <table:table-cell office:value-type="float" office:value="1500" table:style-name="ce1">
            <text:p>1500</text:p>
          </table:table-cell>
          <table:table-cell office:value-type="float" office:value="1319.48" table:formula="of:=[.E$3]*[.B35] +[.E$4]" table:style-name="ce1">
            <text:p>1319.48</text:p>
          </table:table-cell>
          <table:table-cell office:value-type="float" office:value="2400" table:formula="of:=[.H$3]*[.B35]" table:style-name="ce1">
            <text:p>2400</text:p>
          </table:table-cell>
          <table:table-cell office:value-type="float" office:value="180.51999999999998" table:formula="of:= ABS([.D35]-[.C35])" table:style-name="ce1">
            <text:p>180.52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 =<text:s/>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 =<text:s/></text:p>
          </table:table-cell>
          <table:table-cell office:value-type="float" office:value="25" table:style-name="ce1">
            <text:p>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INARY</text:p>
          </table:table-cell>
          <table:table-cell table:style-name="ce1"/>
          <table:table-cell office:value-type="string" table:style-name="ce1">
            <text:p>b =<text:s/></text:p>
          </table:table-cell>
          <table:table-cell office:value-type="float" office:value="-50" table:style-name="ce1">
            <text:p>-5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n</text:p>
          </table:table-cell>
          <table:table-cell office:value-type="string" table:style-name="ce1">
            <text:p>measured</text:p>
          </table:table-cell>
          <table:table-cell office:value-type="string" table:style-name="ce1">
            <text:p>log2(n)</text:p>
          </table:table-cell>
          <table:table-cell office:value-type="string" table:style-name="ce1">
            <text:p>Fit</text:p>
          </table:table-cell>
          <table:table-cell office:value-type="string" table:style-name="ce1">
            <text:p>O(logn)</text:p>
          </table:table-cell>
          <table:table-cell office:value-type="string" table:style-name="ce1">
            <text:p>Delta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" table:formula="of:=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.6438561897747253" table:formula="of:=LOG([.B42];2)" table:style-name="ce1">
            <text:p>6.64385619</text:p>
          </table:table-cell>
          <table:table-cell office:value-type="float" office:value="116.09640474436813" table:formula="of:=[.E$39]*[.D42]+[.E$40]" table:style-name="ce1">
            <text:p>116.0964047</text:p>
          </table:table-cell>
          <table:table-cell office:value-type="float" office:value="166.09640474436813" table:formula="of:=[.G$39]*[.D42]" table:style-name="ce1">
            <text:p>166.0964047</text:p>
          </table:table-cell>
          <table:table-cell office:value-type="float" office:value="16.09640474436813" table:formula="of:= ABS([.C42]-[.E42])" table:style-name="ce1">
            <text:p>16.09640474</text:p>
          </table:table-cell>
          <table:table-cell table:style-name="ce1">
            <draw:frame draw:z-index="2" draw:id="id3" draw:style-name="a3" draw:name="Chart 3" svg:x="0.40625in" svg:y="0.08333in" svg:width="7.58333in" svg:height="5.4895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/>
          <table:table-cell office:value-type="float" office:value="200" table:formula="of:=[.B42]+1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7.6438561897747244" table:formula="of:=LOG([.B43];2)" table:style-name="ce1">
            <text:p>7.64385619</text:p>
          </table:table-cell>
          <table:table-cell office:value-type="float" office:value="141.0964047443681" table:formula="of:=[.E$39]*[.D43]+[.E$40]" table:style-name="ce1">
            <text:p>141.0964047</text:p>
          </table:table-cell>
          <table:table-cell office:value-type="float" office:value="191.0964047443681" table:formula="of:=[.G$39]*[.D43]" table:style-name="ce1">
            <text:p>191.0964047</text:p>
          </table:table-cell>
          <table:table-cell office:value-type="float" office:value="58.903595255631899" table:formula="of:= ABS([.C43]-[.E43])" table:style-name="ce1">
            <text:p>58.9035952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" table:formula="of:=[.B43]+100" table:style-name="ce1">
            <text:p>300</text:p>
          </table:table-cell>
          <table:table-cell office:value-type="float" office:value="200" table:style-name="ce1">
            <text:p>200</text:p>
          </table:table-cell>
          <table:table-cell office:value-type="float" office:value="8.2288186904958813" table:formula="of:=LOG([.B44];2)" table:style-name="ce1">
            <text:p>8.22881869</text:p>
          </table:table-cell>
          <table:table-cell office:value-type="float" office:value="155.72046726239702" table:formula="of:=[.E$39]*[.D44]+[.E$40]" table:style-name="ce1">
            <text:p>155.7204673</text:p>
          </table:table-cell>
          <table:table-cell office:value-type="float" office:value="205.72046726239702" table:formula="of:=[.G$39]*[.D44]" table:style-name="ce1">
            <text:p>205.7204673</text:p>
          </table:table-cell>
          <table:table-cell office:value-type="float" office:value="44.279532737602977" table:formula="of:= ABS([.C44]-[.E44])" table:style-name="ce1">
            <text:p>44.27953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00" table:formula="of:=[.B44]+100" table:style-name="ce1">
            <text:p>400</text:p>
          </table:table-cell>
          <table:table-cell office:value-type="float" office:value="100" table:style-name="ce1">
            <text:p>100</text:p>
          </table:table-cell>
          <table:table-cell office:value-type="float" office:value="8.6438561897747253" table:formula="of:=LOG([.B45];2)" table:style-name="ce1">
            <text:p>8.64385619</text:p>
          </table:table-cell>
          <table:table-cell office:value-type="float" office:value="166.09640474436813" table:formula="of:=[.E$39]*[.D45]+[.E$40]" table:style-name="ce1">
            <text:p>166.0964047</text:p>
          </table:table-cell>
          <table:table-cell office:value-type="float" office:value="216.09640474436813" table:formula="of:=[.G$39]*[.D45]" table:style-name="ce1">
            <text:p>216.0964047</text:p>
          </table:table-cell>
          <table:table-cell office:value-type="float" office:value="66.09640474436813" table:formula="of:= ABS([.C45]-[.E45])" table:style-name="ce1">
            <text:p>66.096404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00" table:formula="of:=[.B45]+100" table:style-name="ce1">
            <text:p>500</text:p>
          </table:table-cell>
          <table:table-cell office:value-type="float" office:value="100" table:style-name="ce1">
            <text:p>100</text:p>
          </table:table-cell>
          <table:table-cell office:value-type="float" office:value="8.965784284662087" table:formula="of:=LOG([.B46];2)" table:style-name="ce1">
            <text:p>8.965784285</text:p>
          </table:table-cell>
          <table:table-cell office:value-type="float" office:value="174.14460711655218" table:formula="of:=[.E$39]*[.D46]+[.E$40]" table:style-name="ce1">
            <text:p>174.1446071</text:p>
          </table:table-cell>
          <table:table-cell office:value-type="float" office:value="224.14460711655218" table:formula="of:=[.G$39]*[.D46]" table:style-name="ce1">
            <text:p>224.1446071</text:p>
          </table:table-cell>
          <table:table-cell office:value-type="float" office:value="74.14460711655218" table:formula="of:= ABS([.C46]-[.E46])" table:style-name="ce1">
            <text:p>74.144607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600" table:formula="of:=[.B46]+100" table:style-name="ce1">
            <text:p>600</text:p>
          </table:table-cell>
          <table:table-cell office:value-type="float" office:value="200" table:style-name="ce1">
            <text:p>200</text:p>
          </table:table-cell>
          <table:table-cell office:value-type="float" office:value="9.2288186904958813" table:formula="of:=LOG([.B47];2)" table:style-name="ce1">
            <text:p>9.22881869</text:p>
          </table:table-cell>
          <table:table-cell office:value-type="float" office:value="180.72046726239702" table:formula="of:=[.E$39]*[.D47]+[.E$40]" table:style-name="ce1">
            <text:p>180.7204673</text:p>
          </table:table-cell>
          <table:table-cell office:value-type="float" office:value="230.72046726239702" table:formula="of:=[.G$39]*[.D47]" table:style-name="ce1">
            <text:p>230.7204673</text:p>
          </table:table-cell>
          <table:table-cell office:value-type="float" office:value="19.279532737602977" table:formula="of:= ABS([.C47]-[.E47])" table:style-name="ce1">
            <text:p>19.27953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700" table:formula="of:=[.B47]+100" table:style-name="ce1">
            <text:p>700</text:p>
          </table:table-cell>
          <table:table-cell office:value-type="float" office:value="200" table:style-name="ce1">
            <text:p>200</text:p>
          </table:table-cell>
          <table:table-cell office:value-type="float" office:value="9.451211111832329" table:formula="of:=LOG([.B48];2)" table:style-name="ce1">
            <text:p>9.451211112</text:p>
          </table:table-cell>
          <table:table-cell office:value-type="float" office:value="186.28027779580822" table:formula="of:=[.E$39]*[.D48]+[.E$40]" table:style-name="ce1">
            <text:p>186.2802778</text:p>
          </table:table-cell>
          <table:table-cell office:value-type="float" office:value="236.28027779580822" table:formula="of:=[.G$39]*[.D48]" table:style-name="ce1">
            <text:p>236.2802778</text:p>
          </table:table-cell>
          <table:table-cell office:value-type="float" office:value="13.719722204191783" table:formula="of:= ABS([.C48]-[.E48])" table:style-name="ce1">
            <text:p>13.71972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800" table:formula="of:=[.B48]+100" table:style-name="ce1">
            <text:p>800</text:p>
          </table:table-cell>
          <table:table-cell office:value-type="float" office:value="200" table:style-name="ce1">
            <text:p>200</text:p>
          </table:table-cell>
          <table:table-cell office:value-type="float" office:value="9.6438561897747253" table:formula="of:=LOG([.B49];2)" table:style-name="ce1">
            <text:p>9.64385619</text:p>
          </table:table-cell>
          <table:table-cell office:value-type="float" office:value="191.09640474436813" table:formula="of:=[.E$39]*[.D49]+[.E$40]" table:style-name="ce1">
            <text:p>191.0964047</text:p>
          </table:table-cell>
          <table:table-cell office:value-type="float" office:value="241.09640474436813" table:formula="of:=[.G$39]*[.D49]" table:style-name="ce1">
            <text:p>241.0964047</text:p>
          </table:table-cell>
          <table:table-cell office:value-type="float" office:value="8.9035952556318705" table:formula="of:= ABS([.C49]-[.E49])" table:style-name="ce1">
            <text:p>8.90359525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900" table:formula="of:=[.B49]+100" table:style-name="ce1">
            <text:p>900</text:p>
          </table:table-cell>
          <table:table-cell office:value-type="float" office:value="200" table:style-name="ce1">
            <text:p>200</text:p>
          </table:table-cell>
          <table:table-cell office:value-type="float" office:value="9.8137811912170374" table:formula="of:=LOG([.B50];2)" table:style-name="ce1">
            <text:p>9.813781191</text:p>
          </table:table-cell>
          <table:table-cell office:value-type="float" office:value="195.34452978042594" table:formula="of:=[.E$39]*[.D50]+[.E$40]" table:style-name="ce1">
            <text:p>195.3445298</text:p>
          </table:table-cell>
          <table:table-cell office:value-type="float" office:value="245.34452978042594" table:formula="of:=[.G$39]*[.D50]" table:style-name="ce1">
            <text:p>245.3445298</text:p>
          </table:table-cell>
          <table:table-cell office:value-type="float" office:value="4.655470219574056" table:formula="of:= ABS([.C50]-[.E50])" table:style-name="ce1">
            <text:p>4.655470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000" table:formula="of:=[.B50]+1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office:value-type="float" office:value="9.965784284662087" table:formula="of:=LOG([.B51];2)" table:style-name="ce1">
            <text:p>9.965784285</text:p>
          </table:table-cell>
          <table:table-cell office:value-type="float" office:value="199.14460711655218" table:formula="of:=[.E$39]*[.D51]+[.E$40]" table:style-name="ce1">
            <text:p>199.1446071</text:p>
          </table:table-cell>
          <table:table-cell office:value-type="float" office:value="249.14460711655218" table:formula="of:=[.G$39]*[.D51]" table:style-name="ce1">
            <text:p>249.1446071</text:p>
          </table:table-cell>
          <table:table-cell office:value-type="float" office:value="99.14460711655218" table:formula="of:= ABS([.C51]-[.E51])" table:style-name="ce1">
            <text:p>99.144607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100" table:formula="of:=[.B51]+100" table:style-name="ce1">
            <text:p>1100</text:p>
          </table:table-cell>
          <table:table-cell office:value-type="float" office:value="300" table:style-name="ce1">
            <text:p>300</text:p>
          </table:table-cell>
          <table:table-cell office:value-type="float" office:value="10.103287808412022" table:formula="of:=LOG([.B52];2)" table:style-name="ce1">
            <text:p>10.10328781</text:p>
          </table:table-cell>
          <table:table-cell office:value-type="float" office:value="202.58219521030054" table:formula="of:=[.E$39]*[.D52]+[.E$40]" table:style-name="ce1">
            <text:p>202.5821952</text:p>
          </table:table-cell>
          <table:table-cell office:value-type="float" office:value="252.58219521030054" table:formula="of:=[.G$39]*[.D52]" table:style-name="ce1">
            <text:p>252.5821952</text:p>
          </table:table-cell>
          <table:table-cell office:value-type="float" office:value="97.41780478969946" table:formula="of:= ABS([.C52]-[.E52])" table:style-name="ce1">
            <text:p>97.4178047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200" table:formula="of:=[.B52]+100" table:style-name="ce1">
            <text:p>1200</text:p>
          </table:table-cell>
          <table:table-cell office:value-type="float" office:value="200" table:style-name="ce1">
            <text:p>200</text:p>
          </table:table-cell>
          <table:table-cell office:value-type="float" office:value="10.228818690495881" table:formula="of:=LOG([.B53];2)" table:style-name="ce1">
            <text:p>10.22881869</text:p>
          </table:table-cell>
          <table:table-cell office:value-type="float" office:value="205.72046726239702" table:formula="of:=[.E$39]*[.D53]+[.E$40]" table:style-name="ce1">
            <text:p>205.7204673</text:p>
          </table:table-cell>
          <table:table-cell office:value-type="float" office:value="255.72046726239702" table:formula="of:=[.G$39]*[.D53]" table:style-name="ce1">
            <text:p>255.7204673</text:p>
          </table:table-cell>
          <table:table-cell office:value-type="float" office:value="5.7204672623970225" table:formula="of:= ABS([.C53]-[.E53])" table:style-name="ce1">
            <text:p>5.7204672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300" table:formula="of:=[.B53]+100" table:style-name="ce1">
            <text:p>1300</text:p>
          </table:table-cell>
          <table:table-cell office:value-type="float" office:value="200" table:style-name="ce1">
            <text:p>200</text:p>
          </table:table-cell>
          <table:table-cell office:value-type="float" office:value="10.344295907915818" table:formula="of:=LOG([.B54];2)" table:style-name="ce1">
            <text:p>10.34429591</text:p>
          </table:table-cell>
          <table:table-cell office:value-type="float" office:value="208.60739769789546" table:formula="of:=[.E$39]*[.D54]+[.E$40]" table:style-name="ce1">
            <text:p>208.6073977</text:p>
          </table:table-cell>
          <table:table-cell office:value-type="float" office:value="258.60739769789546" table:formula="of:=[.G$39]*[.D54]" table:style-name="ce1">
            <text:p>258.6073977</text:p>
          </table:table-cell>
          <table:table-cell office:value-type="float" office:value="8.6073976978954647" table:formula="of:= ABS([.C54]-[.E54])" table:style-name="ce1">
            <text:p>8.60739769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400" table:formula="of:=[.B54]+100" table:style-name="ce1">
            <text:p>1400</text:p>
          </table:table-cell>
          <table:table-cell office:value-type="float" office:value="100" table:style-name="ce1">
            <text:p>100</text:p>
          </table:table-cell>
          <table:table-cell office:value-type="float" office:value="10.451211111832329" table:formula="of:=LOG([.B55];2)" table:style-name="ce1">
            <text:p>10.45121111</text:p>
          </table:table-cell>
          <table:table-cell office:value-type="float" office:value="211.28027779580822" table:formula="of:=[.E$39]*[.D55]+[.E$40]" table:style-name="ce1">
            <text:p>211.2802778</text:p>
          </table:table-cell>
          <table:table-cell office:value-type="float" office:value="261.28027779580822" table:formula="of:=[.G$39]*[.D55]" table:style-name="ce1">
            <text:p>261.2802778</text:p>
          </table:table-cell>
          <table:table-cell office:value-type="float" office:value="111.28027779580822" table:formula="of:= ABS([.C55]-[.E55])" table:style-name="ce1">
            <text:p>111.28027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500" table:formula="of:=[.B55]+100" table:style-name="ce1">
            <text:p>1500</text:p>
          </table:table-cell>
          <table:table-cell office:value-type="float" office:value="100" table:style-name="ce1">
            <text:p>100</text:p>
          </table:table-cell>
          <table:table-cell office:value-type="float" office:value="10.550746785383243" table:formula="of:=LOG([.B56];2)" table:style-name="ce1">
            <text:p>10.55074679</text:p>
          </table:table-cell>
          <table:table-cell office:value-type="float" office:value="213.7686696345811" table:formula="of:=[.E$39]*[.D56]+[.E$40]" table:style-name="ce1">
            <text:p>213.7686696</text:p>
          </table:table-cell>
          <table:table-cell office:value-type="float" office:value="263.7686696345811" table:formula="of:=[.G$39]*[.D56]" table:style-name="ce1">
            <text:p>263.7686696</text:p>
          </table:table-cell>
          <table:table-cell office:value-type="float" office:value="113.7686696345811" table:formula="of:= ABS([.C56]-[.E56])" table:style-name="ce1">
            <text:p>113.7686696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600" table:formula="of:=[.B56]+100" table:style-name="ce1">
            <text:p>1600</text:p>
          </table:table-cell>
          <table:table-cell office:value-type="float" office:value="100" table:style-name="ce1">
            <text:p>100</text:p>
          </table:table-cell>
          <table:table-cell office:value-type="float" office:value="10.643856189774725" table:formula="of:=LOG([.B57];2)" table:style-name="ce1">
            <text:p>10.64385619</text:p>
          </table:table-cell>
          <table:table-cell office:value-type="float" office:value="216.09640474436816" table:formula="of:=[.E$39]*[.D57]+[.E$40]" table:style-name="ce1">
            <text:p>216.0964047</text:p>
          </table:table-cell>
          <table:table-cell office:value-type="float" office:value="266.09640474436816" table:formula="of:=[.G$39]*[.D57]" table:style-name="ce1">
            <text:p>266.0964047</text:p>
          </table:table-cell>
          <table:table-cell office:value-type="float" office:value="116.09640474436816" table:formula="of:= ABS([.C57]-[.E57])" table:style-name="ce1">
            <text:p>116.096404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700" table:formula="of:=[.B57]+100" table:style-name="ce1">
            <text:p>1700</text:p>
          </table:table-cell>
          <table:table-cell office:value-type="float" office:value="100" table:style-name="ce1">
            <text:p>100</text:p>
          </table:table-cell>
          <table:table-cell office:value-type="float" office:value="10.731319031025064" table:formula="of:=LOG([.B58];2)" table:style-name="ce1">
            <text:p>10.73131903</text:p>
          </table:table-cell>
          <table:table-cell office:value-type="float" office:value="218.2829757756266" table:formula="of:=[.E$39]*[.D58]+[.E$40]" table:style-name="ce1">
            <text:p>218.2829758</text:p>
          </table:table-cell>
          <table:table-cell office:value-type="float" office:value="268.2829757756266" table:formula="of:=[.G$39]*[.D58]" table:style-name="ce1">
            <text:p>268.2829758</text:p>
          </table:table-cell>
          <table:table-cell office:value-type="float" office:value="118.2829757756266" table:formula="of:= ABS([.C58]-[.E58])" table:style-name="ce1">
            <text:p>118.28297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800" table:formula="of:=[.B58]+100" table:style-name="ce1">
            <text:p>1800</text:p>
          </table:table-cell>
          <table:table-cell office:value-type="float" office:value="300" table:style-name="ce1">
            <text:p>300</text:p>
          </table:table-cell>
          <table:table-cell office:value-type="float" office:value="10.813781191217037" table:formula="of:=LOG([.B59];2)" table:style-name="ce1">
            <text:p>10.81378119</text:p>
          </table:table-cell>
          <table:table-cell office:value-type="float" office:value="220.34452978042594" table:formula="of:=[.E$39]*[.D59]+[.E$40]" table:style-name="ce1">
            <text:p>220.3445298</text:p>
          </table:table-cell>
          <table:table-cell office:value-type="float" office:value="270.34452978042594" table:formula="of:=[.G$39]*[.D59]" table:style-name="ce1">
            <text:p>270.3445298</text:p>
          </table:table-cell>
          <table:table-cell office:value-type="float" office:value="79.655470219574056" table:formula="of:= ABS([.C59]-[.E59])" table:style-name="ce1">
            <text:p>79.6554702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900" table:formula="of:=[.B59]+100" table:style-name="ce1">
            <text:p>1900</text:p>
          </table:table-cell>
          <table:table-cell office:value-type="float" office:value="200" table:style-name="ce1">
            <text:p>200</text:p>
          </table:table-cell>
          <table:table-cell office:value-type="float" office:value="10.89178370321831" table:formula="of:=LOG([.B60];2)" table:style-name="ce1">
            <text:p>10.8917837</text:p>
          </table:table-cell>
          <table:table-cell office:value-type="float" office:value="222.29459258045779" table:formula="of:=[.E$39]*[.D60]+[.E$40]" table:style-name="ce1">
            <text:p>222.2945926</text:p>
          </table:table-cell>
          <table:table-cell office:value-type="float" office:value="272.29459258045779" table:formula="of:=[.G$39]*[.D60]" table:style-name="ce1">
            <text:p>272.2945926</text:p>
          </table:table-cell>
          <table:table-cell office:value-type="float" office:value="22.294592580457788" table:formula="of:= ABS([.C60]-[.E60])" table:style-name="ce1">
            <text:p>22.2945925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000" table:formula="of:=[.B60]+1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office:value-type="float" office:value="10.965784284662087" table:formula="of:=LOG([.B61];2)" table:style-name="ce1">
            <text:p>10.96578428</text:p>
          </table:table-cell>
          <table:table-cell office:value-type="float" office:value="224.14460711655215" table:formula="of:=[.E$39]*[.D61]+[.E$40]" table:style-name="ce1">
            <text:p>224.1446071</text:p>
          </table:table-cell>
          <table:table-cell office:value-type="float" office:value="274.14460711655215" table:formula="of:=[.G$39]*[.D61]" table:style-name="ce1">
            <text:p>274.1446071</text:p>
          </table:table-cell>
          <table:table-cell office:value-type="float" office:value="24.144607116552152" table:formula="of:= ABS([.C61]-[.E61])" table:style-name="ce1">
            <text:p>24.1446071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100" table:formula="of:=[.B61]+100" table:style-name="ce1">
            <text:p>2100</text:p>
          </table:table-cell>
          <table:table-cell office:value-type="float" office:value="300" table:style-name="ce1">
            <text:p>300</text:p>
          </table:table-cell>
          <table:table-cell office:value-type="float" office:value="11.036173612553485" table:formula="of:=LOG([.B62];2)" table:style-name="ce1">
            <text:p>11.03617361</text:p>
          </table:table-cell>
          <table:table-cell office:value-type="float" office:value="225.90434031383711" table:formula="of:=[.E$39]*[.D62]+[.E$40]" table:style-name="ce1">
            <text:p>225.9043403</text:p>
          </table:table-cell>
          <table:table-cell office:value-type="float" office:value="275.90434031383711" table:formula="of:=[.G$39]*[.D62]" table:style-name="ce1">
            <text:p>275.9043403</text:p>
          </table:table-cell>
          <table:table-cell office:value-type="float" office:value="74.09565968616289" table:formula="of:= ABS([.C62]-[.E62])" table:style-name="ce1">
            <text:p>74.095659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200" table:formula="of:=[.B62]+100" table:style-name="ce1">
            <text:p>2200</text:p>
          </table:table-cell>
          <table:table-cell office:value-type="float" office:value="200" table:style-name="ce1">
            <text:p>200</text:p>
          </table:table-cell>
          <table:table-cell office:value-type="float" office:value="11.103287808412022" table:formula="of:=LOG([.B63];2)" table:style-name="ce1">
            <text:p>11.10328781</text:p>
          </table:table-cell>
          <table:table-cell office:value-type="float" office:value="227.58219521030054" table:formula="of:=[.E$39]*[.D63]+[.E$40]" table:style-name="ce1">
            <text:p>227.5821952</text:p>
          </table:table-cell>
          <table:table-cell office:value-type="float" office:value="277.58219521030054" table:formula="of:=[.G$39]*[.D63]" table:style-name="ce1">
            <text:p>277.5821952</text:p>
          </table:table-cell>
          <table:table-cell office:value-type="float" office:value="27.58219521030054" table:formula="of:= ABS([.C63]-[.E63])" table:style-name="ce1">
            <text:p>27.58219521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300" table:formula="of:=[.B63]+100" table:style-name="ce1">
            <text:p>2300</text:p>
          </table:table-cell>
          <table:table-cell office:value-type="float" office:value="200" table:style-name="ce1">
            <text:p>200</text:p>
          </table:table-cell>
          <table:table-cell office:value-type="float" office:value="11.167418145831739" table:formula="of:=LOG([.B64];2)" table:style-name="ce1">
            <text:p>11.16741815</text:p>
          </table:table-cell>
          <table:table-cell office:value-type="float" office:value="229.18545364579347" table:formula="of:=[.E$39]*[.D64]+[.E$40]" table:style-name="ce1">
            <text:p>229.1854536</text:p>
          </table:table-cell>
          <table:table-cell office:value-type="float" office:value="279.18545364579347" table:formula="of:=[.G$39]*[.D64]" table:style-name="ce1">
            <text:p>279.1854536</text:p>
          </table:table-cell>
          <table:table-cell office:value-type="float" office:value="29.185453645793473" table:formula="of:= ABS([.C64]-[.E64])" table:style-name="ce1">
            <text:p>29.1854536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400" table:formula="of:=[.B64]+100" table:style-name="ce1">
            <text:p>2400</text:p>
          </table:table-cell>
          <table:table-cell office:value-type="float" office:value="300" table:style-name="ce1">
            <text:p>300</text:p>
          </table:table-cell>
          <table:table-cell office:value-type="float" office:value="11.228818690495881" table:formula="of:=LOG([.B65];2)" table:style-name="ce1">
            <text:p>11.22881869</text:p>
          </table:table-cell>
          <table:table-cell office:value-type="float" office:value="230.72046726239705" table:formula="of:=[.E$39]*[.D65]+[.E$40]" table:style-name="ce1">
            <text:p>230.7204673</text:p>
          </table:table-cell>
          <table:table-cell office:value-type="float" office:value="280.72046726239705" table:formula="of:=[.G$39]*[.D65]" table:style-name="ce1">
            <text:p>280.7204673</text:p>
          </table:table-cell>
          <table:table-cell office:value-type="float" office:value="69.279532737602949" table:formula="of:= ABS([.C65]-[.E65])" table:style-name="ce1">
            <text:p>69.2795327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500" table:formula="of:=[.B65]+100" table:style-name="ce1">
            <text:p>2500</text:p>
          </table:table-cell>
          <table:table-cell office:value-type="float" office:value="200" table:style-name="ce1">
            <text:p>200</text:p>
          </table:table-cell>
          <table:table-cell office:value-type="float" office:value="11.287712379549449" table:formula="of:=LOG([.B66];2)" table:style-name="ce1">
            <text:p>11.28771238</text:p>
          </table:table-cell>
          <table:table-cell office:value-type="float" office:value="232.1928094887362" table:formula="of:=[.E$39]*[.D66]+[.E$40]" table:style-name="ce1">
            <text:p>232.1928095</text:p>
          </table:table-cell>
          <table:table-cell office:value-type="float" office:value="282.1928094887362" table:formula="of:=[.G$39]*[.D66]" table:style-name="ce1">
            <text:p>282.1928095</text:p>
          </table:table-cell>
          <table:table-cell office:value-type="float" office:value="32.192809488736202" table:formula="of:= ABS([.C66]-[.E66])" table:style-name="ce1">
            <text:p>32.1928094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600" table:formula="of:=[.B66]+100" table:style-name="ce1">
            <text:p>2600</text:p>
          </table:table-cell>
          <table:table-cell office:value-type="float" office:value="100" table:style-name="ce1">
            <text:p>100</text:p>
          </table:table-cell>
          <table:table-cell office:value-type="float" office:value="11.344295907915818" table:formula="of:=LOG([.B67];2)" table:style-name="ce1">
            <text:p>11.34429591</text:p>
          </table:table-cell>
          <table:table-cell office:value-type="float" office:value="233.60739769789546" table:formula="of:=[.E$39]*[.D67]+[.E$40]" table:style-name="ce1">
            <text:p>233.6073977</text:p>
          </table:table-cell>
          <table:table-cell office:value-type="float" office:value="283.60739769789546" table:formula="of:=[.G$39]*[.D67]" table:style-name="ce1">
            <text:p>283.6073977</text:p>
          </table:table-cell>
          <table:table-cell office:value-type="float" office:value="133.60739769789546" table:formula="of:= ABS([.C67]-[.E67])" table:style-name="ce1">
            <text:p>133.6073977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700" table:formula="of:=[.B67]+100" table:style-name="ce1">
            <text:p>2700</text:p>
          </table:table-cell>
          <table:table-cell office:value-type="float" office:value="200" table:style-name="ce1">
            <text:p>200</text:p>
          </table:table-cell>
          <table:table-cell office:value-type="float" office:value="11.398743691938193" table:formula="of:=LOG([.B68];2)" table:style-name="ce1">
            <text:p>11.39874369</text:p>
          </table:table-cell>
          <table:table-cell office:value-type="float" office:value="234.96859229845484" table:formula="of:=[.E$39]*[.D68]+[.E$40]" table:style-name="ce1">
            <text:p>234.9685923</text:p>
          </table:table-cell>
          <table:table-cell office:value-type="float" office:value="284.96859229845484" table:formula="of:=[.G$39]*[.D68]" table:style-name="ce1">
            <text:p>284.9685923</text:p>
          </table:table-cell>
          <table:table-cell office:value-type="float" office:value="34.968592298454837" table:formula="of:= ABS([.C68]-[.E68])" table:style-name="ce1">
            <text:p>34.9685923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800" table:formula="of:=[.B68]+100" table:style-name="ce1">
            <text:p>2800</text:p>
          </table:table-cell>
          <table:table-cell office:value-type="float" office:value="200" table:style-name="ce1">
            <text:p>200</text:p>
          </table:table-cell>
          <table:table-cell office:value-type="float" office:value="11.451211111832329" table:formula="of:=LOG([.B69];2)" table:style-name="ce1">
            <text:p>11.45121111</text:p>
          </table:table-cell>
          <table:table-cell office:value-type="float" office:value="236.28027779580822" table:formula="of:=[.E$39]*[.D69]+[.E$40]" table:style-name="ce1">
            <text:p>236.2802778</text:p>
          </table:table-cell>
          <table:table-cell office:value-type="float" office:value="286.28027779580822" table:formula="of:=[.G$39]*[.D69]" table:style-name="ce1">
            <text:p>286.2802778</text:p>
          </table:table-cell>
          <table:table-cell office:value-type="float" office:value="36.280277795808217" table:formula="of:= ABS([.C69]-[.E69])" table:style-name="ce1">
            <text:p>36.2802778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900" table:formula="of:=[.B69]+100" table:style-name="ce1">
            <text:p>2900</text:p>
          </table:table-cell>
          <table:table-cell office:value-type="float" office:value="200" table:style-name="ce1">
            <text:p>200</text:p>
          </table:table-cell>
          <table:table-cell office:value-type="float" office:value="11.501837184902298" table:formula="of:=LOG([.B70];2)" table:style-name="ce1">
            <text:p>11.50183718</text:p>
          </table:table-cell>
          <table:table-cell office:value-type="float" office:value="237.54592962255742" table:formula="of:=[.E$39]*[.D70]+[.E$40]" table:style-name="ce1">
            <text:p>237.5459296</text:p>
          </table:table-cell>
          <table:table-cell office:value-type="float" office:value="287.54592962255742" table:formula="of:=[.G$39]*[.D70]" table:style-name="ce1">
            <text:p>287.5459296</text:p>
          </table:table-cell>
          <table:table-cell office:value-type="float" office:value="37.545929622557423" table:formula="of:= ABS([.C70]-[.E70])" table:style-name="ce1">
            <text:p>37.54592962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000" table:formula="of:=[.B70]+100" table:style-name="ce1">
            <text:p>3000</text:p>
          </table:table-cell>
          <table:table-cell office:value-type="float" office:value="300" table:style-name="ce1">
            <text:p>300</text:p>
          </table:table-cell>
          <table:table-cell office:value-type="float" office:value="11.550746785383243" table:formula="of:=LOG([.B71];2)" table:style-name="ce1">
            <text:p>11.55074679</text:p>
          </table:table-cell>
          <table:table-cell office:value-type="float" office:value="238.7686696345811" table:formula="of:=[.E$39]*[.D71]+[.E$40]" table:style-name="ce1">
            <text:p>238.7686696</text:p>
          </table:table-cell>
          <table:table-cell office:value-type="float" office:value="288.7686696345811" table:formula="of:=[.G$39]*[.D71]" table:style-name="ce1">
            <text:p>288.7686696</text:p>
          </table:table-cell>
          <table:table-cell office:value-type="float" office:value="61.231330365418899" table:formula="of:= ABS([.C71]-[.E71])" table:style-name="ce1">
            <text:p>61.23133037</text:p>
          </table:table-cell>
          <table:table-cell table:number-columns-repeated="16377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ㅑ ЯƐИ ㅕ</meta:initial-creator>
    <dc:creator>ㅑ ЯƐИ ㅕ</dc:creator>
    <meta:creation-date>2025-05-18T05:35:42Z</meta:creation-date>
    <dc:date>2025-05-18T22:55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94.7499212598425pt" svg:width="474.0000787401575pt" chart:style-name="Crt0">
        <chart:title chart:style-name="CT00">
          <text:p text:style-name="a0" text:class-names="" text:cond-style-name="">Linear Search Operations</text:p>
        </chart:title>
        <chart:legend style:legend-expansion="custom" style:legend-expansion-aspect-ratio="1.6108395355686957" svg:width="102.4902362204724pt" svg:height="63.62535433070866pt" svg:x="366.509842519685pt" svg:y="112.1072440944882pt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</chart:axis>
          <chart:axis chart:dimension="y" chart:name="primary-y" chart:style-name="Axs1">
            <chart:title chart:style-name="AT01">
              <text:p text:style-name="a2" text:class-names="" text:cond-style-name="">Operations</text:p>
            </chart:title>
            <chart:grid chart:class="major" chart:style-name="GMa1"/>
          </chart:axis>
          <chart:series chart:label-cell-address="Operational.$C$5" chart:values-cell-range-address="Operational.$C$6:.$C$30" chart:class="chart:scatter" chart:attached-axis="primary-y" chart:style-name="G0S0">
            <chart:domain table:cell-range-address="Operational.$B$6:.$B$30"/>
            <chart:data-point chart:repeated="25"/>
          </chart:series>
          <chart:series chart:values-cell-range-address="Operational.$E$5:.$E$30" chart:class="chart:scatter" chart:attached-axis="primary-y" chart:style-name="G0S1">
            <chart:domain table:cell-range-address="Operational.$B$6:.$B$30"/>
            <chart:data-point chart:repeated="25"/>
          </chart:series>
          <chart:series chart:values-cell-range-address="Operational.$F$6:.$F$30" chart:class="chart:scatter" chart:attached-axis="primary-y" chart:style-name="G0S2">
            <chart:domain table:cell-range-address="Operational.$B$6:.$B$30"/>
            <chart:data-point chart:repeated="25"/>
          </chart:series>
          <chart:series chart:values-cell-range-address="Operational.$G$6:.$G$30" chart:class="chart:scatter" chart:attached-axis="primary-y" chart:style-name="G0S3">
            <chart:domain table:cell-range-address="Operational.$B$6:.$B$30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24.7500787401575pt" svg:width="474.0pt" chart:style-name="Crt0">
        <chart:title chart:style-name="CT00">
          <text:p text:style-name="a0" text:class-names="" text:cond-style-name="">Binary Search Operations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Axis Title</text:p>
            </chart:title>
            <chart:grid chart:class="major" chart:style-name="GMa1"/>
          </chart:axis>
          <chart:series chart:values-cell-range-address="Operational.$C$35:.$C$59" chart:class="chart:scatter" chart:attached-axis="primary-y" chart:style-name="G0S0">
            <chart:domain table:cell-range-address="Operational.$B$35:.$B$59"/>
            <chart:data-point chart:repeated="25"/>
          </chart:series>
          <chart:series chart:values-cell-range-address="Operational.$E$35:.$E$59" chart:class="chart:scatter" chart:attached-axis="primary-y" chart:style-name="G0S1">
            <chart:domain table:cell-range-address="Operational.$B$35:.$B$59"/>
            <chart:data-point chart:repeated="25"/>
          </chart:series>
          <chart:series chart:values-cell-range-address="Operational.$F$35:.$F$59" chart:class="chart:scatter" chart:attached-axis="primary-y" chart:style-name="G0S2">
            <chart:domain table:cell-range-address="Operational.$B$35:.$B$59"/>
            <chart:data-point chart:repeated="25"/>
          </chart:series>
          <chart:series chart:values-cell-range-address="Operational.$G$35:.$G$59" chart:class="chart:scatter" chart:attached-axis="primary-y" chart:style-name="G0S3">
            <chart:domain table:cell-range-address="Operational.$B$35:.$B$59"/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93.75pt" svg:width="531.75pt" chart:style-name="Crt0">
        <chart:title chart:style-name="CT00">
          <text:p text:style-name="a0" text:class-names="" text:cond-style-name="">Linear Search Timing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ns)</text:p>
            </chart:title>
            <chart:grid chart:class="major" chart:style-name="GMa1"/>
          </chart:axis>
          <chart:series chart:values-cell-range-address="Timing.$C$6:.$C$35" chart:class="chart:scatter" chart:attached-axis="primary-y" chart:style-name="G0S0">
            <chart:domain table:cell-range-address="Timing.$B$6:.$B$35"/>
            <chart:data-point chart:repeated="30"/>
          </chart:series>
          <chart:series chart:values-cell-range-address="Timing.$D$6:.$D$35" chart:class="chart:scatter" chart:attached-axis="primary-y" chart:style-name="G0S1">
            <chart:domain table:cell-range-address="Timing.$B$6:.$B$35"/>
            <chart:data-point chart:repeated="30"/>
          </chart:series>
          <chart:series chart:values-cell-range-address="Timing.$E$6:.$E$35" chart:class="chart:scatter" chart:attached-axis="primary-y" chart:style-name="G0S2">
            <chart:domain table:cell-range-address="Timing.$B$6:.$B$35"/>
            <chart:data-point chart:repeated="30"/>
          </chart:series>
          <chart:series chart:values-cell-range-address="Timing.$F$6:.$F$35" chart:class="chart:scatter" chart:attached-axis="primary-y" chart:style-name="G0S3">
            <chart:domain table:cell-range-address="Timing.$B$6:.$B$35"/>
            <chart:data-point chart:repeated="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one" chart:connect-bars="fals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one" chart:connect-bars="fals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95.25pt" svg:width="546.0000787401575pt" chart:style-name="Crt0">
        <chart:title chart:style-name="CT00">
          <text:p text:style-name="a0" text:class-names="" text:cond-style-name="">Binary Search Timing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n<text:s text:c="1"/>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Time (ns)</text:p>
            </chart:title>
            <chart:grid chart:class="major" chart:style-name="GMa1"/>
          </chart:axis>
          <chart:series chart:values-cell-range-address="Timing.$C$42:.$C$71" chart:class="chart:scatter" chart:attached-axis="primary-y" chart:style-name="G0S0">
            <chart:domain table:cell-range-address="Timing.$B$42:.$B$71"/>
            <chart:data-point chart:repeated="30"/>
          </chart:series>
          <chart:series chart:values-cell-range-address="Timing.$E$42:.$E$71" chart:class="chart:scatter" chart:attached-axis="primary-y" chart:style-name="G0S1">
            <chart:domain table:cell-range-address="Timing.$B$42:.$B$71"/>
            <chart:data-point chart:repeated="30"/>
          </chart:series>
          <chart:series chart:values-cell-range-address="Timing.$F$42:.$F$71" chart:class="chart:scatter" chart:attached-axis="primary-y" chart:style-name="G0S2">
            <chart:domain table:cell-range-address="Timing.$B$42:.$B$71"/>
            <chart:data-point chart:repeated="30"/>
          </chart:series>
          <chart:series chart:values-cell-range-address="Timing.$G$42:.$G$71" chart:class="chart:scatter" chart:attached-axis="primary-y" chart:style-name="G0S3">
            <chart:domain table:cell-range-address="Timing.$B$42:.$B$71"/>
            <chart:data-point chart:repeated="3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